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DB40000136180C6B62734A7186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Dataset" style:family="table">
      <style:table-properties style:width="6.2986in" table:align="margin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Standard">
      <style:text-properties officeooo:rsid="00a15163" officeooo:paragraph-rsid="00a28dbb"/>
    </style:style>
    <style:style style:name="P2" style:family="paragraph" style:parent-style-name="Standard">
      <style:text-properties officeooo:rsid="00afb2dc" officeooo:paragraph-rsid="00e5fd98"/>
    </style:style>
    <style:style style:name="P3" style:family="paragraph" style:parent-style-name="Standard">
      <style:text-properties officeooo:rsid="00b98059" officeooo:paragraph-rsid="00b98059"/>
    </style:style>
    <style:style style:name="P4" style:family="paragraph" style:parent-style-name="Standard">
      <style:text-properties officeooo:rsid="00c55d04" officeooo:paragraph-rsid="00c55d04"/>
    </style:style>
    <style:style style:name="P5" style:family="paragraph" style:parent-style-name="Standard">
      <style:text-properties officeooo:rsid="009043f2" officeooo:paragraph-rsid="00cd0d8f"/>
    </style:style>
    <style:style style:name="P6" style:family="paragraph" style:parent-style-name="Standard">
      <style:text-properties officeooo:rsid="0090e3ab" officeooo:paragraph-rsid="00cd0d8f"/>
    </style:style>
    <style:style style:name="P7" style:family="paragraph" style:parent-style-name="Addressee">
      <style:text-properties officeooo:rsid="007a6130" officeooo:paragraph-rsid="007a6130"/>
    </style:style>
    <style:style style:name="P8" style:family="paragraph" style:parent-style-name="Standard">
      <style:text-properties officeooo:rsid="0093ac83" officeooo:paragraph-rsid="0093ac83"/>
    </style:style>
    <style:style style:name="P9" style:family="paragraph" style:parent-style-name="Standard">
      <style:text-properties officeooo:rsid="009393be" officeooo:paragraph-rsid="009393be"/>
    </style:style>
    <style:style style:name="P10" style:family="paragraph" style:parent-style-name="Standard">
      <style:text-properties officeooo:rsid="0099d308" officeooo:paragraph-rsid="0099d308"/>
    </style:style>
    <style:style style:name="P11" style:family="paragraph" style:parent-style-name="Standard">
      <style:text-properties officeooo:rsid="00986bce" officeooo:paragraph-rsid="01090a24"/>
    </style:style>
    <style:style style:name="P12" style:family="paragraph" style:parent-style-name="Standard">
      <style:text-properties officeooo:rsid="00e13203" officeooo:paragraph-rsid="00e13203"/>
    </style:style>
    <style:style style:name="P13" style:family="paragraph" style:parent-style-name="Standard">
      <style:text-properties officeooo:rsid="00d05ce9" officeooo:paragraph-rsid="00d05ce9"/>
    </style:style>
    <style:style style:name="P14" style:family="paragraph" style:parent-style-name="Standard">
      <style:text-properties officeooo:rsid="00d34e6f" officeooo:paragraph-rsid="00d34e6f"/>
    </style:style>
    <style:style style:name="P15" style:family="paragraph" style:parent-style-name="Standard">
      <style:text-properties officeooo:rsid="00d9ca84" officeooo:paragraph-rsid="00d9ca84"/>
    </style:style>
    <style:style style:name="P16" style:family="paragraph" style:parent-style-name="Standard">
      <style:text-properties officeooo:rsid="004c9901" officeooo:paragraph-rsid="004c9901"/>
    </style:style>
    <style:style style:name="P17" style:family="paragraph" style:parent-style-name="Standard">
      <style:text-properties officeooo:rsid="00516e84" officeooo:paragraph-rsid="00516e84"/>
    </style:style>
    <style:style style:name="P18" style:family="paragraph" style:parent-style-name="Standard">
      <style:text-properties officeooo:rsid="0058e378" officeooo:paragraph-rsid="0058e378"/>
    </style:style>
    <style:style style:name="P19" style:family="paragraph" style:parent-style-name="Standard">
      <style:text-properties officeooo:rsid="005bea7d" officeooo:paragraph-rsid="005bea7d"/>
    </style:style>
    <style:style style:name="P20" style:family="paragraph" style:parent-style-name="Standard">
      <style:text-properties officeooo:rsid="006144ee" officeooo:paragraph-rsid="006144ee"/>
    </style:style>
    <style:style style:name="P21" style:family="paragraph" style:parent-style-name="Header">
      <style:text-properties style:font-size-complex="9pt"/>
    </style:style>
    <style:style style:name="P22" style:family="paragraph" style:parent-style-name="Footer">
      <style:paragraph-properties fo:margin-left="0in" fo:margin-right="0.25in" fo:text-align="start" style:justify-single-word="false" fo:text-indent="0in" style:auto-text-indent="false"/>
      <style:text-properties fo:language="de" fo:country="AT"/>
    </style:style>
    <style:style style:name="P23" style:family="paragraph" style:parent-style-name="Footer">
      <style:paragraph-properties fo:padding="0in" fo:border="none"/>
    </style:style>
    <style:style style:name="P24" style:family="paragraph" style:parent-style-name="Standard">
      <style:text-properties officeooo:rsid="00a15163" officeooo:paragraph-rsid="00a28dbb"/>
    </style:style>
    <style:style style:name="P25" style:family="paragraph" style:parent-style-name="Standard">
      <style:text-properties officeooo:rsid="00a15163" officeooo:paragraph-rsid="00a15163"/>
    </style:style>
    <style:style style:name="P26" style:family="paragraph" style:parent-style-name="Standard">
      <style:text-properties officeooo:rsid="00afb2dc" officeooo:paragraph-rsid="00e5fd98"/>
    </style:style>
    <style:style style:name="P27" style:family="paragraph" style:parent-style-name="Standard">
      <style:text-properties officeooo:rsid="00b98059" officeooo:paragraph-rsid="00b98059"/>
    </style:style>
    <style:style style:name="P28" style:family="paragraph" style:parent-style-name="Standard">
      <style:text-properties officeooo:rsid="00c55d04" officeooo:paragraph-rsid="00c55d04"/>
    </style:style>
    <style:style style:name="P29" style:family="paragraph" style:parent-style-name="Standard">
      <style:text-properties officeooo:rsid="009043f2" officeooo:paragraph-rsid="00cd0d8f"/>
    </style:style>
    <style:style style:name="P30" style:family="paragraph" style:parent-style-name="Standard">
      <style:text-properties officeooo:rsid="0090e3ab" officeooo:paragraph-rsid="00cd0d8f"/>
    </style:style>
    <style:style style:name="P31" style:family="paragraph" style:parent-style-name="Standard">
      <style:text-properties officeooo:rsid="0093ac83" officeooo:paragraph-rsid="0093ac83"/>
    </style:style>
    <style:style style:name="P32" style:family="paragraph" style:parent-style-name="Standard">
      <style:text-properties officeooo:rsid="009393be" officeooo:paragraph-rsid="009393be"/>
    </style:style>
    <style:style style:name="P33" style:family="paragraph" style:parent-style-name="Standard">
      <style:text-properties officeooo:rsid="0099d308" officeooo:paragraph-rsid="0099d308"/>
    </style:style>
    <style:style style:name="P34" style:family="paragraph" style:parent-style-name="Standard">
      <style:text-properties officeooo:rsid="00986bce" officeooo:paragraph-rsid="01090a24"/>
    </style:style>
    <style:style style:name="P35" style:family="paragraph" style:parent-style-name="Standard">
      <style:text-properties officeooo:rsid="00e13203" officeooo:paragraph-rsid="00e13203"/>
    </style:style>
    <style:style style:name="P36" style:family="paragraph" style:parent-style-name="Standard">
      <style:text-properties officeooo:rsid="00d05ce9" officeooo:paragraph-rsid="00d05ce9"/>
    </style:style>
    <style:style style:name="P37" style:family="paragraph" style:parent-style-name="Standard">
      <style:text-properties officeooo:rsid="00d34e6f" officeooo:paragraph-rsid="00d34e6f"/>
    </style:style>
    <style:style style:name="P38" style:family="paragraph" style:parent-style-name="Standard">
      <style:text-properties officeooo:rsid="00d9ca84" officeooo:paragraph-rsid="00d9ca84"/>
    </style:style>
    <style:style style:name="P39" style:family="paragraph" style:parent-style-name="Standard">
      <style:text-properties officeooo:rsid="004c9901" officeooo:paragraph-rsid="004c9901"/>
    </style:style>
    <style:style style:name="P40" style:family="paragraph" style:parent-style-name="Standard">
      <style:text-properties officeooo:rsid="00516e84" officeooo:paragraph-rsid="00516e84"/>
    </style:style>
    <style:style style:name="P41" style:family="paragraph" style:parent-style-name="Standard">
      <style:text-properties officeooo:rsid="0058e378" officeooo:paragraph-rsid="0058e378"/>
    </style:style>
    <style:style style:name="P42" style:family="paragraph" style:parent-style-name="Standard">
      <style:text-properties officeooo:rsid="005bea7d" officeooo:paragraph-rsid="005bea7d"/>
    </style:style>
    <style:style style:name="P43" style:family="paragraph" style:parent-style-name="Standard">
      <style:text-properties officeooo:rsid="006144ee" officeooo:paragraph-rsid="006144ee"/>
    </style:style>
    <style:style style:name="P44" style:family="paragraph" style:parent-style-name="Standard">
      <style:text-properties fo:language="en" fo:country="GB"/>
    </style:style>
    <style:style style:name="P45" style:family="paragraph" style:parent-style-name="Standard">
      <style:text-properties fo:language="en" fo:country="GB" style:font-size-complex="11pt"/>
    </style:style>
    <style:style style:name="P46" style:family="paragraph" style:parent-style-name="Standard">
      <style:text-properties fo:language="en" fo:country="GB" officeooo:rsid="0076e45a" officeooo:paragraph-rsid="0076e45a" style:font-size-complex="11pt"/>
    </style:style>
    <style:style style:name="P47" style:family="paragraph" style:parent-style-name="Standard">
      <style:text-properties fo:language="en" fo:country="GB" officeooo:rsid="00266ddc" officeooo:paragraph-rsid="00266ddc" style:font-size-complex="11pt"/>
    </style:style>
    <style:style style:name="P48" style:family="paragraph" style:parent-style-name="Standard">
      <style:text-properties fo:language="en" fo:country="GB" officeooo:rsid="00a15163" officeooo:paragraph-rsid="00203e7f" style:font-size-complex="11pt"/>
    </style:style>
    <style:style style:name="P49" style:family="paragraph" style:parent-style-name="Standard">
      <style:text-properties fo:language="en" fo:country="GB" officeooo:rsid="00a15163" officeooo:paragraph-rsid="00266ddc" style:font-size-complex="11pt"/>
    </style:style>
    <style:style style:name="P50" style:family="paragraph" style:parent-style-name="Standard">
      <style:text-properties fo:language="en" fo:country="GB" officeooo:rsid="00a67f32" officeooo:paragraph-rsid="00a67f32" style:font-size-complex="11pt"/>
    </style:style>
    <style:style style:name="P51" style:family="paragraph" style:parent-style-name="Standard">
      <style:text-properties fo:language="de" fo:country="AT" style:font-size-complex="11pt"/>
    </style:style>
    <style:style style:name="P52" style:family="paragraph" style:parent-style-name="Standard">
      <style:text-properties style:font-size-complex="11pt"/>
    </style:style>
    <style:style style:name="P53" style:family="paragraph" style:parent-style-name="Standard">
      <style:text-properties style:language-asian="en" style:country-asian="US" style:language-complex="en" style:country-complex="US"/>
    </style:style>
    <style:style style:name="P54" style:family="paragraph" style:parent-style-name="Standard">
      <style:text-properties fo:color="#626b71"/>
    </style:style>
    <style:style style:name="P55" style:family="paragraph" style:parent-style-name="Standard">
      <style:text-properties fo:color="#626b71" style:font-size-complex="11pt"/>
    </style:style>
    <style:style style:name="P56" style:family="paragraph" style:parent-style-name="Standard">
      <style:text-properties fo:font-size="20pt" fo:font-weight="bold" officeooo:rsid="001c7580" style:font-size-asian="20pt" style:font-weight-asian="bold" style:font-size-complex="20pt"/>
    </style:style>
    <style:style style:name="P57" style:family="paragraph" style:parent-style-name="Standard">
      <style:text-properties officeooo:paragraph-rsid="00203e7f"/>
    </style:style>
    <style:style style:name="P58" style:family="paragraph" style:parent-style-name="Standard">
      <style:text-properties officeooo:rsid="002cdfda" officeooo:paragraph-rsid="002cdfda"/>
    </style:style>
    <style:style style:name="P59" style:family="paragraph" style:parent-style-name="Standard">
      <style:text-properties officeooo:paragraph-rsid="0032b83a"/>
    </style:style>
    <style:style style:name="P60" style:family="paragraph" style:parent-style-name="Standard">
      <style:text-properties officeooo:rsid="0034bd2b" officeooo:paragraph-rsid="0034bd2b"/>
    </style:style>
    <style:style style:name="P61" style:family="paragraph" style:parent-style-name="Standard">
      <style:text-properties officeooo:rsid="00380568" officeooo:paragraph-rsid="00380568"/>
    </style:style>
    <style:style style:name="P62" style:family="paragraph" style:parent-style-name="Standard">
      <style:text-properties officeooo:paragraph-rsid="00419ebd"/>
    </style:style>
    <style:style style:name="P63" style:family="paragraph" style:parent-style-name="Standard">
      <style:text-properties officeooo:paragraph-rsid="0042e683"/>
    </style:style>
    <style:style style:name="P64" style:family="paragraph" style:parent-style-name="Standard">
      <style:text-properties officeooo:rsid="00460924" officeooo:paragraph-rsid="00460924"/>
    </style:style>
    <style:style style:name="P65" style:family="paragraph" style:parent-style-name="Standard">
      <style:text-properties officeooo:rsid="00481a22" officeooo:paragraph-rsid="00481a22"/>
    </style:style>
    <style:style style:name="P66" style:family="paragraph" style:parent-style-name="Standard">
      <style:text-properties officeooo:rsid="00481a22" officeooo:paragraph-rsid="0048fbe7"/>
    </style:style>
    <style:style style:name="P67" style:family="paragraph" style:parent-style-name="Standard">
      <style:text-properties officeooo:rsid="0049dc14" officeooo:paragraph-rsid="0049dc14"/>
    </style:style>
    <style:style style:name="P68" style:family="paragraph" style:parent-style-name="Standard">
      <style:text-properties officeooo:rsid="004e671d" officeooo:paragraph-rsid="004e671d"/>
    </style:style>
    <style:style style:name="P69" style:family="paragraph" style:parent-style-name="Standard">
      <style:text-properties officeooo:rsid="005313d6" officeooo:paragraph-rsid="005313d6"/>
    </style:style>
    <style:style style:name="P70" style:family="paragraph" style:parent-style-name="Standard">
      <style:text-properties officeooo:rsid="0055132a" officeooo:paragraph-rsid="0055132a"/>
    </style:style>
    <style:style style:name="P71" style:family="paragraph" style:parent-style-name="Standard">
      <style:text-properties officeooo:rsid="005728c7" officeooo:paragraph-rsid="005728c7"/>
    </style:style>
    <style:style style:name="P72" style:family="paragraph" style:parent-style-name="Standard">
      <style:text-properties officeooo:rsid="00584187" officeooo:paragraph-rsid="00584187"/>
    </style:style>
    <style:style style:name="P73" style:family="paragraph" style:parent-style-name="Standard">
      <style:text-properties officeooo:rsid="005a2046" officeooo:paragraph-rsid="005a2046"/>
    </style:style>
    <style:style style:name="P74" style:family="paragraph" style:parent-style-name="Standard">
      <style:text-properties officeooo:rsid="005de317" officeooo:paragraph-rsid="005de317"/>
    </style:style>
    <style:style style:name="P75" style:family="paragraph" style:parent-style-name="Standard">
      <style:text-properties officeooo:rsid="0061edff" officeooo:paragraph-rsid="0061edff"/>
    </style:style>
    <style:style style:name="P76" style:family="paragraph" style:parent-style-name="Standard">
      <style:text-properties officeooo:rsid="0063ec68" officeooo:paragraph-rsid="00419ebd"/>
    </style:style>
    <style:style style:name="P77" style:family="paragraph" style:parent-style-name="Standard">
      <style:text-properties officeooo:rsid="006662c2" officeooo:paragraph-rsid="006662c2"/>
    </style:style>
    <style:style style:name="P78" style:family="paragraph" style:parent-style-name="Standard">
      <style:text-properties officeooo:paragraph-rsid="006662c2"/>
    </style:style>
    <style:style style:name="P79" style:family="paragraph" style:parent-style-name="Standard">
      <style:text-properties officeooo:paragraph-rsid="00269d8b"/>
    </style:style>
    <style:style style:name="P80" style:family="paragraph" style:parent-style-name="Standard">
      <style:text-properties officeooo:rsid="0072c273" officeooo:paragraph-rsid="0072c273"/>
    </style:style>
    <style:style style:name="P81" style:family="paragraph" style:parent-style-name="Standard">
      <style:text-properties officeooo:rsid="00266ddc" officeooo:paragraph-rsid="00266ddc"/>
    </style:style>
    <style:style style:name="P82" style:family="paragraph" style:parent-style-name="Standard">
      <style:text-properties officeooo:paragraph-rsid="002a948a"/>
    </style:style>
    <style:style style:name="P83" style:family="paragraph" style:parent-style-name="Standard">
      <style:text-properties officeooo:rsid="007d5764" officeooo:paragraph-rsid="007d5764"/>
    </style:style>
    <style:style style:name="P84" style:family="paragraph" style:parent-style-name="Standard">
      <style:text-properties officeooo:rsid="00802910" officeooo:paragraph-rsid="00802910"/>
    </style:style>
    <style:style style:name="P85" style:family="paragraph" style:parent-style-name="Standard">
      <style:text-properties officeooo:rsid="008523d8" officeooo:paragraph-rsid="008523d8"/>
    </style:style>
    <style:style style:name="P86" style:family="paragraph" style:parent-style-name="Standard">
      <style:text-properties officeooo:paragraph-rsid="00870e63"/>
    </style:style>
    <style:style style:name="P87" style:family="paragraph" style:parent-style-name="Standard">
      <style:text-properties officeooo:rsid="008ef26c" officeooo:paragraph-rsid="008ef26c"/>
    </style:style>
    <style:style style:name="P88" style:family="paragraph" style:parent-style-name="Standard">
      <style:text-properties officeooo:rsid="0096726e" officeooo:paragraph-rsid="0096726e"/>
    </style:style>
    <style:style style:name="P89" style:family="paragraph" style:parent-style-name="Standard">
      <style:text-properties officeooo:rsid="00a4d400" officeooo:paragraph-rsid="00a4d400"/>
    </style:style>
    <style:style style:name="P90" style:family="paragraph" style:parent-style-name="Standard">
      <style:text-properties officeooo:rsid="0076e45a" officeooo:paragraph-rsid="0076e45a"/>
    </style:style>
    <style:style style:name="P91" style:family="paragraph" style:parent-style-name="Standard">
      <style:text-properties officeooo:rsid="00aa8418" officeooo:paragraph-rsid="00aa8418"/>
    </style:style>
    <style:style style:name="P92" style:family="paragraph" style:parent-style-name="Standard">
      <style:text-properties officeooo:rsid="008f47e4" officeooo:paragraph-rsid="00cd0d8f"/>
    </style:style>
    <style:style style:name="P93" style:family="paragraph" style:parent-style-name="Standard">
      <style:text-properties officeooo:rsid="008f76dc" officeooo:paragraph-rsid="00cd0d8f"/>
    </style:style>
    <style:style style:name="P94" style:family="paragraph" style:parent-style-name="Standard">
      <style:text-properties officeooo:paragraph-rsid="00b3e816"/>
    </style:style>
    <style:style style:name="P95" style:family="paragraph" style:parent-style-name="Standard">
      <style:text-properties officeooo:rsid="00b944c1" officeooo:paragraph-rsid="00b944c1"/>
    </style:style>
    <style:style style:name="P96" style:family="paragraph" style:parent-style-name="Standard">
      <style:text-properties officeooo:rsid="00bec0df" officeooo:paragraph-rsid="00bec0df"/>
    </style:style>
    <style:style style:name="P97" style:family="paragraph" style:parent-style-name="Standard">
      <style:text-properties officeooo:rsid="006ebcf5" officeooo:paragraph-rsid="00d34e6f"/>
    </style:style>
    <style:style style:name="P98" style:family="paragraph" style:parent-style-name="Standard">
      <style:text-properties officeooo:rsid="00269d8b"/>
    </style:style>
    <style:style style:name="P99" style:family="paragraph" style:parent-style-name="Standard">
      <style:text-properties officeooo:rsid="00cd0d8f" officeooo:paragraph-rsid="00cd0d8f"/>
    </style:style>
    <style:style style:name="P100" style:family="paragraph" style:parent-style-name="Standard">
      <style:text-properties officeooo:paragraph-rsid="00cd0d8f"/>
    </style:style>
    <style:style style:name="P101" style:family="paragraph" style:parent-style-name="Standard">
      <style:text-properties officeooo:rsid="00d41afa" officeooo:paragraph-rsid="00d41afa"/>
    </style:style>
    <style:style style:name="P102" style:family="paragraph" style:parent-style-name="Standard">
      <style:text-properties officeooo:rsid="00dac09e" officeooo:paragraph-rsid="00dac09e"/>
    </style:style>
    <style:style style:name="P103" style:family="paragraph" style:parent-style-name="Standard">
      <style:text-properties officeooo:rsid="00df5295" officeooo:paragraph-rsid="00df5295"/>
    </style:style>
    <style:style style:name="P104" style:family="paragraph" style:parent-style-name="Standard">
      <style:text-properties officeooo:rsid="0084b7e0" officeooo:paragraph-rsid="00cee218"/>
    </style:style>
    <style:style style:name="P105" style:family="paragraph" style:parent-style-name="Addressee">
      <style:text-properties officeooo:rsid="007a6130" officeooo:paragraph-rsid="007a6130"/>
    </style:style>
    <style:style style:name="P106" style:family="paragraph" style:parent-style-name="Text_20_body">
      <style:paragraph-properties fo:margin-top="0in" fo:margin-bottom="0.139in" loext:contextual-spacing="false" fo:line-height="115%"/>
    </style:style>
    <style:style style:name="P107"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108" style:family="paragraph" style:parent-style-name="Standard">
      <style:paragraph-properties fo:margin-top="0.0417in" fo:margin-bottom="0in" loext:contextual-spacing="false"/>
      <style:text-properties fo:font-size="10pt" style:font-size-asian="10pt" style:font-size-complex="10pt"/>
    </style:style>
    <style:style style:name="P109" style:family="paragraph" style:parent-style-name="Literatur">
      <style:paragraph-properties fo:break-before="page"/>
    </style:style>
    <style:style style:name="P110" style:family="paragraph" style:parent-style-name="Startüberschrift">
      <style:paragraph-properties fo:break-before="page"/>
    </style:style>
    <style:style style:name="P111"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112" style:family="paragraph" style:parent-style-name="Standard">
      <style:paragraph-properties fo:margin-top="0in" fo:margin-bottom="0.0693in" loext:contextual-spacing="false"/>
      <style:text-properties fo:text-transform="uppercase" style:font-name-complex="Arial2" style:font-size-complex="11pt"/>
    </style:style>
    <style:style style:name="P113" style:family="paragraph" style:parent-style-name="Standard">
      <style:paragraph-properties fo:margin-top="0in" fo:margin-bottom="0.0693in" loext:contextual-spacing="false"/>
      <style:text-properties style:font-size-complex="11pt"/>
    </style:style>
    <style:style style:name="P114" style:family="paragraph" style:parent-style-name="Standard">
      <style:paragraph-properties fo:margin-top="0.0555in" fo:margin-bottom="0.0555in" loext:contextual-spacing="false"/>
      <style:text-properties style:font-size-complex="11pt"/>
    </style:style>
    <style:style style:name="P115" style:family="paragraph" style:parent-style-name="Deckblatt_20_Autor">
      <style:text-properties fo:color="#00000a"/>
    </style:style>
    <style:style style:name="P116" style:family="paragraph" style:parent-style-name="Deckblatt_20_Autor">
      <style:text-properties fo:color="#00000a" fo:font-size="12pt" style:font-size-asian="12pt" style:font-size-complex="12pt"/>
    </style:style>
    <style:style style:name="P117"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118" style:family="paragraph" style:parent-style-name="table_20_of_20_figures">
      <style:paragraph-properties>
        <style:tab-stops>
          <style:tab-stop style:position="6.2925in" style:type="right" style:leader-style="dotted" style:leader-text="."/>
        </style:tab-stops>
      </style:paragraph-properties>
    </style:style>
    <style:style style:name="P119" style:family="paragraph" style:parent-style-name="Startüberschrift">
      <style:text-properties fo:language="en" fo:country="GB"/>
    </style:style>
    <style:style style:name="P120" style:family="paragraph" style:parent-style-name="Deckblatt_20_Bachelorarbeit">
      <style:text-properties fo:color="#00000a"/>
    </style:style>
    <style:style style:name="P121" style:family="paragraph" style:parent-style-name="Deckblatt_20_Studiengang">
      <style:text-properties fo:color="#00000a"/>
    </style:style>
    <style:style style:name="P122" style:family="paragraph" style:parent-style-name="Deckblatt_20_Studiengang">
      <style:text-properties fo:color="#00000a" fo:language="en" fo:country="GB"/>
    </style:style>
    <style:style style:name="P123" style:family="paragraph" style:parent-style-name="Contents_20_1">
      <style:paragraph-properties>
        <style:tab-stops>
          <style:tab-stop style:position="6.2984in" style:type="right" style:leader-style="dotted" style:leader-text="."/>
        </style:tab-stops>
      </style:paragraph-properties>
    </style:style>
    <style:style style:name="P124" style:family="paragraph" style:parent-style-name="Contents_20_2">
      <style:paragraph-properties>
        <style:tab-stops>
          <style:tab-stop style:position="6.2984in" style:type="right" style:leader-style="dotted" style:leader-text="."/>
        </style:tab-stops>
      </style:paragraph-properties>
    </style:style>
    <style:style style:name="P125" style:family="paragraph" style:parent-style-name="Contents_20_3">
      <style:paragraph-properties>
        <style:tab-stops>
          <style:tab-stop style:position="6.2984in" style:type="right" style:leader-style="dotted" style:leader-text="."/>
        </style:tab-stops>
      </style:paragraph-properties>
    </style:style>
    <style:style style:name="P126" style:family="paragraph" style:parent-style-name="Table_20_Contents">
      <style:text-properties officeooo:rsid="00e00bf9" officeooo:paragraph-rsid="00e00bf9"/>
    </style:style>
    <style:style style:name="P127" style:family="paragraph" style:parent-style-name="Table_20_Heading">
      <style:text-properties officeooo:rsid="00e00bf9" officeooo:paragraph-rsid="00e00bf9"/>
    </style:style>
    <style:style style:name="P128" style:family="paragraph" style:parent-style-name="Standard">
      <style:text-properties officeooo:rsid="0093ac83" officeooo:paragraph-rsid="0093ac83"/>
    </style:style>
    <style:style style:name="P129" style:family="paragraph" style:parent-style-name="Standard">
      <style:text-properties officeooo:rsid="00a15163" officeooo:paragraph-rsid="00a28dbb"/>
    </style:style>
    <style:style style:name="P130" style:family="paragraph" style:parent-style-name="Standard">
      <style:text-properties officeooo:rsid="00afb2dc" officeooo:paragraph-rsid="00e5fd98"/>
    </style:style>
    <style:style style:name="P131" style:family="paragraph" style:parent-style-name="Standard">
      <style:text-properties officeooo:rsid="00b98059" officeooo:paragraph-rsid="00b98059"/>
    </style:style>
    <style:style style:name="P132" style:family="paragraph" style:parent-style-name="Standard">
      <style:text-properties officeooo:rsid="00c55d04" officeooo:paragraph-rsid="00c55d04"/>
    </style:style>
    <style:style style:name="P133" style:family="paragraph" style:parent-style-name="Standard">
      <style:text-properties officeooo:rsid="009043f2" officeooo:paragraph-rsid="00cd0d8f"/>
    </style:style>
    <style:style style:name="P134" style:family="paragraph" style:parent-style-name="Standard">
      <style:text-properties officeooo:rsid="0090e3ab" officeooo:paragraph-rsid="00cd0d8f"/>
    </style:style>
    <style:style style:name="P135" style:family="paragraph" style:parent-style-name="Standard">
      <style:text-properties officeooo:rsid="009393be" officeooo:paragraph-rsid="009393be"/>
    </style:style>
    <style:style style:name="P136" style:family="paragraph" style:parent-style-name="Standard">
      <style:text-properties officeooo:rsid="0099d308" officeooo:paragraph-rsid="0099d308"/>
    </style:style>
    <style:style style:name="P137" style:family="paragraph" style:parent-style-name="Standard">
      <style:text-properties officeooo:rsid="00986bce" officeooo:paragraph-rsid="01090a24"/>
    </style:style>
    <style:style style:name="P138" style:family="paragraph" style:parent-style-name="Standard">
      <style:text-properties officeooo:rsid="00e13203" officeooo:paragraph-rsid="00e13203"/>
    </style:style>
    <style:style style:name="P139" style:family="paragraph" style:parent-style-name="Standard">
      <style:text-properties officeooo:rsid="00d05ce9" officeooo:paragraph-rsid="00d05ce9"/>
    </style:style>
    <style:style style:name="P140" style:family="paragraph" style:parent-style-name="Standard">
      <style:text-properties officeooo:rsid="00d34e6f" officeooo:paragraph-rsid="00d34e6f"/>
    </style:style>
    <style:style style:name="P141" style:family="paragraph" style:parent-style-name="Standard">
      <style:text-properties officeooo:rsid="00d9ca84" officeooo:paragraph-rsid="00d9ca84"/>
    </style:style>
    <style:style style:name="P142" style:family="paragraph" style:parent-style-name="Standard">
      <style:text-properties officeooo:rsid="004c9901" officeooo:paragraph-rsid="004c9901"/>
    </style:style>
    <style:style style:name="P143" style:family="paragraph" style:parent-style-name="Standard">
      <style:text-properties officeooo:rsid="00516e84" officeooo:paragraph-rsid="00516e84"/>
    </style:style>
    <style:style style:name="P144" style:family="paragraph" style:parent-style-name="Standard">
      <style:text-properties officeooo:rsid="0058e378" officeooo:paragraph-rsid="0058e378"/>
    </style:style>
    <style:style style:name="P145" style:family="paragraph" style:parent-style-name="Standard">
      <style:text-properties officeooo:rsid="005bea7d" officeooo:paragraph-rsid="005bea7d"/>
    </style:style>
    <style:style style:name="P146" style:family="paragraph" style:parent-style-name="Standard">
      <style:text-properties officeooo:rsid="006144ee" officeooo:paragraph-rsid="006144ee"/>
    </style:style>
    <style:style style:name="P147" style:family="paragraph" style:parent-style-name="Heading_20_3">
      <style:text-properties officeooo:rsid="00cd0d8f" officeooo:paragraph-rsid="00cd0d8f"/>
    </style:style>
    <style:style style:name="P148" style:family="paragraph" style:parent-style-name="Heading_20_3">
      <style:text-properties officeooo:rsid="00269d8b" officeooo:paragraph-rsid="00269d8b"/>
    </style:style>
    <style:style style:name="P149"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150" style:family="paragraph" style:parent-style-name="Heading_20_1">
      <style:paragraph-properties fo:break-before="page"/>
    </style:style>
    <style:style style:name="P151" style:family="paragraph" style:parent-style-name="Heading_20_1">
      <style:paragraph-properties fo:break-before="page"/>
      <style:text-properties officeooo:rsid="00269d8b" officeooo:paragraph-rsid="00269d8b"/>
    </style:style>
    <style:style style:name="P152" style:family="paragraph" style:parent-style-name="Heading_20_2">
      <style:text-properties officeooo:rsid="00b944c1" officeooo:paragraph-rsid="00b944c1"/>
    </style:style>
    <style:style style:name="P153" style:family="paragraph" style:parent-style-name="Heading_20_2">
      <style:text-properties officeooo:rsid="00269d8b" officeooo:paragraph-rsid="00269d8b"/>
    </style:style>
    <style:style style:name="P154" style:family="paragraph" style:parent-style-name="Heading_20_4">
      <style:text-properties officeooo:rsid="00269d8b" officeooo:paragraph-rsid="00269d8b"/>
    </style:style>
    <style:style style:name="P155" style:family="paragraph" style:parent-style-name="Bibliography" style:list-style-name="WWNum45">
      <style:paragraph-properties fo:margin-left="0in" fo:margin-right="0in" fo:text-indent="-0.5in" style:auto-text-indent="false"/>
    </style:style>
    <style:style style:name="P156" style:family="paragraph" style:parent-style-name="Bibliography" style:list-style-name="WWNum45">
      <style:paragraph-properties fo:margin-left="0in" fo:margin-right="0in" fo:text-indent="-0.5in" style:auto-text-indent="false"/>
      <style:text-properties fo:language="de" fo:country="AT"/>
    </style:style>
    <style:style style:name="P157" style:family="paragraph" style:parent-style-name="Startüberschrift" style:master-page-name="Converted3">
      <style:paragraph-properties style:page-number="auto"/>
    </style:style>
    <style:style style:name="P158" style:family="paragraph" style:parent-style-name="Deckblatt_20_Bachelorarbeit" style:master-page-name="First_20_Page">
      <style:paragraph-properties style:page-number="auto"/>
      <style:text-properties fo:color="#00000a"/>
    </style:style>
    <style:style style:name="P159" style:family="paragraph" style:parent-style-name="Addressee">
      <style:text-properties officeooo:rsid="007a6130" officeooo:paragraph-rsid="007a6130"/>
    </style:style>
    <style:style style:name="P16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61" style:family="paragraph">
      <loext:graphic-properties draw:fill="none"/>
      <style:paragraph-properties fo:text-align="start"/>
      <style:text-properties fo:font-size="18pt"/>
    </style:style>
    <style:style style:name="T1" style:family="text">
      <style:text-properties officeooo:rsid="00a28dbb"/>
    </style:style>
    <style:style style:name="T2" style:family="text">
      <style:text-properties officeooo:rsid="00b3e816"/>
    </style:style>
    <style:style style:name="T3" style:family="text">
      <style:text-properties officeooo:rsid="0093ac83"/>
    </style:style>
    <style:style style:name="T4" style:family="text">
      <style:text-properties officeooo:rsid="00d14170"/>
    </style:style>
    <style:style style:name="T5" style:family="text">
      <style:text-properties officeooo:rsid="005a2046"/>
    </style:style>
    <style:style style:name="T6" style:family="text">
      <style:text-properties officeooo:rsid="00a28dbb"/>
    </style:style>
    <style:style style:name="T7" style:family="text">
      <style:text-properties officeooo:rsid="00b3e816"/>
    </style:style>
    <style:style style:name="T8" style:family="text">
      <style:text-properties officeooo:rsid="0093ac83"/>
    </style:style>
    <style:style style:name="T9" style:family="text">
      <style:text-properties officeooo:rsid="00d14170"/>
    </style:style>
    <style:style style:name="T10" style:family="text">
      <style:text-properties officeooo:rsid="005a2046"/>
    </style:style>
    <style:style style:name="T11" style:family="text">
      <style:text-properties fo:language="de" fo:country="AT"/>
    </style:style>
    <style:style style:name="T12" style:family="text">
      <style:text-properties style:use-window-font-color="true" fo:font-weight="bold" style:font-weight-asian="bold" style:font-size-complex="11pt"/>
    </style:style>
    <style:style style:name="T13" style:family="text">
      <style:text-properties style:use-window-font-color="true" style:font-size-complex="11pt"/>
    </style:style>
    <style:style style:name="T14" style:family="text">
      <style:text-properties style:use-window-font-color="true" fo:language="en" fo:country="US" fo:font-weight="bold" style:font-weight-asian="bold" style:font-size-complex="11pt"/>
    </style:style>
    <style:style style:name="T15" style:family="text">
      <style:text-properties style:use-window-font-color="true" fo:language="en" fo:country="US" style:font-size-complex="11pt"/>
    </style:style>
    <style:style style:name="T16" style:family="text">
      <style:text-properties fo:language="de" fo:country="DE"/>
    </style:style>
    <style:style style:name="T17" style:family="text">
      <style:text-properties style:font-name="Arial1" fo:font-size="11pt"/>
    </style:style>
    <style:style style:name="T18" style:family="text">
      <style:text-properties officeooo:rsid="001a8b50"/>
    </style:style>
    <style:style style:name="T19" style:family="text">
      <style:text-properties fo:language="en" fo:country="GB" style:font-size-complex="11pt"/>
    </style:style>
    <style:style style:name="T20" style:family="text">
      <style:text-properties fo:language="en" fo:country="GB" officeooo:rsid="001edb28" style:font-size-complex="11pt"/>
    </style:style>
    <style:style style:name="T21" style:family="text">
      <style:text-properties fo:language="en" fo:country="GB" officeooo:rsid="00259317" style:font-size-complex="11pt"/>
    </style:style>
    <style:style style:name="T22" style:family="text">
      <style:text-properties fo:language="en" fo:country="GB" officeooo:rsid="00266ddc" style:font-size-complex="11pt"/>
    </style:style>
    <style:style style:name="T23" style:family="text">
      <style:text-properties fo:language="en" fo:country="GB" officeooo:rsid="00279874" style:font-size-complex="11pt"/>
    </style:style>
    <style:style style:name="T24" style:family="text">
      <style:text-properties fo:language="en" fo:country="GB" officeooo:rsid="0028dce0" style:font-size-complex="11pt"/>
    </style:style>
    <style:style style:name="T25" style:family="text">
      <style:text-properties fo:language="en" fo:country="GB" officeooo:rsid="0076e45a" style:font-size-complex="11pt"/>
    </style:style>
    <style:style style:name="T26" style:family="text">
      <style:text-properties fo:language="en" fo:country="GB" officeooo:rsid="00a15163" style:font-size-complex="11pt"/>
    </style:style>
    <style:style style:name="T27" style:family="text">
      <style:text-properties fo:language="en" fo:country="GB" officeooo:rsid="00b6e9d1" style:font-size-complex="11pt"/>
    </style:style>
    <style:style style:name="T28" style:family="text">
      <style:text-properties fo:language="en" fo:country="GB" officeooo:rsid="00cb4eb5" style:font-size-complex="11pt"/>
    </style:style>
    <style:style style:name="T29" style:family="text">
      <style:text-properties officeooo:rsid="0034bd2b"/>
    </style:style>
    <style:style style:name="T30" style:family="text">
      <style:text-properties officeooo:rsid="0035fdd4"/>
    </style:style>
    <style:style style:name="T31" style:family="text">
      <style:text-properties officeooo:rsid="00375872"/>
    </style:style>
    <style:style style:name="T32" style:family="text">
      <style:text-properties officeooo:rsid="00467ef6"/>
    </style:style>
    <style:style style:name="T33" style:family="text">
      <style:text-properties officeooo:rsid="004aa994"/>
    </style:style>
    <style:style style:name="T34" style:family="text">
      <style:text-properties officeooo:rsid="004e671d"/>
    </style:style>
    <style:style style:name="T35" style:family="text">
      <style:text-properties officeooo:rsid="005313d6"/>
    </style:style>
    <style:style style:name="T36" style:family="text">
      <style:text-properties officeooo:rsid="0055132a"/>
    </style:style>
    <style:style style:name="T37" style:family="text">
      <style:text-properties officeooo:rsid="00584187"/>
    </style:style>
    <style:style style:name="T38" style:family="text">
      <style:text-properties officeooo:rsid="005b8118"/>
    </style:style>
    <style:style style:name="T39" style:family="text">
      <style:text-properties officeooo:rsid="005ee0aa"/>
    </style:style>
    <style:style style:name="T40" style:family="text">
      <style:text-properties officeooo:rsid="0061edff"/>
    </style:style>
    <style:style style:name="T41" style:family="text">
      <style:text-properties officeooo:rsid="006351b5"/>
    </style:style>
    <style:style style:name="T42" style:family="text">
      <style:text-properties officeooo:rsid="0063ec68"/>
    </style:style>
    <style:style style:name="T43" style:family="text">
      <style:text-properties officeooo:rsid="0064f147"/>
    </style:style>
    <style:style style:name="T44" style:family="text">
      <style:text-properties officeooo:rsid="00684cdd"/>
    </style:style>
    <style:style style:name="T45" style:family="text">
      <style:text-properties officeooo:rsid="006bd79c"/>
    </style:style>
    <style:style style:name="T46" style:family="text">
      <style:text-properties officeooo:rsid="007c100b"/>
    </style:style>
    <style:style style:name="T47" style:family="text">
      <style:text-properties officeooo:rsid="007eb4ae"/>
    </style:style>
    <style:style style:name="T48" style:family="text">
      <style:text-properties officeooo:rsid="0081c21a"/>
    </style:style>
    <style:style style:name="T49" style:family="text">
      <style:text-properties officeooo:rsid="00828b7c"/>
    </style:style>
    <style:style style:name="T50" style:family="text">
      <style:text-properties officeooo:rsid="00870e63"/>
    </style:style>
    <style:style style:name="T51" style:family="text">
      <style:text-properties officeooo:rsid="0089036b"/>
    </style:style>
    <style:style style:name="T52" style:family="text">
      <style:text-properties officeooo:rsid="008959be"/>
    </style:style>
    <style:style style:name="T53" style:family="text">
      <style:text-properties officeooo:rsid="008f76dc"/>
    </style:style>
    <style:style style:name="T54" style:family="text">
      <style:text-properties officeooo:rsid="009b55d9"/>
    </style:style>
    <style:style style:name="T55" style:family="text">
      <style:text-properties officeooo:rsid="00a80939"/>
    </style:style>
    <style:style style:name="T56" style:family="text">
      <style:text-properties officeooo:rsid="00ab39e6"/>
    </style:style>
    <style:style style:name="T57" style:family="text">
      <style:text-properties officeooo:rsid="00ad3537"/>
    </style:style>
    <style:style style:name="T58" style:family="text">
      <style:text-properties officeooo:rsid="00b1be04"/>
    </style:style>
    <style:style style:name="T59" style:family="text">
      <style:text-properties officeooo:rsid="00b9e864"/>
    </style:style>
    <style:style style:name="T60" style:family="text">
      <style:text-properties officeooo:rsid="00bc29c7"/>
    </style:style>
    <style:style style:name="T61" style:family="text">
      <style:text-properties officeooo:rsid="00c55d04"/>
    </style:style>
    <style:style style:name="T62" style:family="text">
      <style:text-properties officeooo:rsid="00c6d602"/>
    </style:style>
    <style:style style:name="T63" style:family="text">
      <style:text-properties officeooo:rsid="00cee218"/>
    </style:style>
    <style:style style:name="T64" style:family="text">
      <style:text-properties officeooo:rsid="00d41afa"/>
    </style:style>
    <style:style style:name="T65" style:family="text">
      <style:text-properties officeooo:rsid="00d50c63"/>
    </style:style>
    <style:style style:name="T66" style:family="text">
      <style:text-properties officeooo:rsid="00dac09e"/>
    </style:style>
    <style:style style:name="T67" style:family="text">
      <style:text-properties officeooo:rsid="00ddec24"/>
    </style:style>
    <style:style style:name="T68" style:family="text">
      <style:text-properties officeooo:rsid="00e13203"/>
    </style:style>
    <style:style style:name="T69" style:family="text">
      <style:text-properties officeooo:rsid="00e26aae"/>
    </style:style>
    <style:style style:name="T70" style:family="text">
      <style:text-properties officeooo:rsid="00e38847"/>
    </style:style>
    <style:style style:name="T71" style:family="text">
      <style:text-properties officeooo:rsid="00e8aca6"/>
    </style:style>
    <style:style style:name="T72" style:family="text">
      <style:text-properties officeooo:rsid="00e8d890"/>
    </style:style>
    <style:style style:name="T73" style:family="text">
      <style:text-properties officeooo:rsid="00ea6fac"/>
    </style:style>
    <style:style style:name="T74" style:family="text">
      <style:text-properties officeooo:rsid="00f02282"/>
    </style:style>
    <style:style style:name="T75" style:family="text">
      <style:text-properties officeooo:rsid="00fbfadf"/>
    </style:style>
    <style:style style:name="T76" style:family="text">
      <style:text-properties officeooo:rsid="010161f6"/>
    </style:style>
    <style:style style:name="T77" style:family="text">
      <style:text-properties officeooo:rsid="01035441"/>
    </style:style>
    <style:style style:name="T78" style:family="text">
      <style:text-properties style:font-name="Arial" fo:font-size="11pt" fo:language="de" fo:country="DE" officeooo:rsid="01035441" style:font-size-asian="11pt" style:language-asian="de" style:country-asian="DE" style:font-size-complex="12pt"/>
    </style:style>
    <style:style style:name="T79" style:family="text">
      <style:text-properties officeooo:rsid="0104c3f0"/>
    </style:style>
    <style:style style:name="T80" style:family="text">
      <style:text-properties officeooo:rsid="01065697"/>
    </style:style>
    <style:style style:name="T81" style:family="text">
      <style:text-properties officeooo:rsid="01090a24"/>
    </style:style>
    <style:style style:name="T82" style:family="text">
      <style:text-properties officeooo:rsid="0109ed87"/>
    </style:style>
    <style:style style:name="T83" style:family="text">
      <style:text-properties officeooo:rsid="010d7ea3"/>
    </style:style>
    <style:style style:name="T84" style:family="text">
      <style:text-properties officeooo:rsid="01200eb6"/>
    </style:style>
    <style:style style:name="T85" style:family="text"/>
    <style:style style:name="T8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Times New Roman1" style:font-size-asian="10pt" style:language-asian="de" style:country-asian="AT"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8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Times New Roman1" style:font-size-asian="10pt" style:language-asian="de" style:country-asian="AT"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94742706913600" text:id="ct94742706913600">
          <text:insertion>
            <office:change-info>
              <dc:creator>Unknown Author</dc:creator>
              <dc:date>2018-09-13T10:56:19</dc:date>
            </office:change-info>
          </text:insertion>
        </text:changed-region>
        <text:changed-region xml:id="ct94742707315568" text:id="ct94742707315568">
          <text:insertion>
            <office:change-info>
              <dc:creator>Unknown Author</dc:creator>
              <dc:date>2018-09-13T10:54:56</dc:date>
            </office:change-info>
          </text:insertion>
        </text:changed-region>
        <text:changed-region xml:id="ct94742707694880" text:id="ct94742707694880">
          <text:insertion>
            <office:change-info>
              <dc:creator>Unknown Author</dc:creator>
              <dc:date>2018-09-13T10:54:42</dc:date>
            </office:change-info>
          </text:insertion>
        </text:changed-region>
        <text:changed-region xml:id="ct94742707120960" text:id="ct94742707120960">
          <text:deletion>
            <office:change-info>
              <dc:creator>Unknown Author</dc:creator>
              <dc:date>2018-09-13T10:54:42</dc:date>
            </office:change-info>
            <text:p text:style-name="P1"><text:span text:style-name="T1">s</text:span></text:p>
          </text:deletion>
        </text:changed-region>
        <text:changed-region xml:id="ct94742706225392" text:id="ct94742706225392">
          <text:deletion>
            <office:change-info>
              <dc:creator>Unknown Author</dc:creator>
              <dc:date>2018-09-13T10:55:10</dc:date>
            </office:change-info>
            <text:p text:style-name="P1"><text:span text:style-name="T1">Part</text:span></text:p>
          </text:deletion>
        </text:changed-region>
        <text:changed-region xml:id="ct94742706227344" text:id="ct94742706227344">
          <text:insertion>
            <office:change-info>
              <dc:creator>Unknown Author</dc:creator>
              <dc:date>2018-09-13T10:55:10</dc:date>
            </office:change-info>
          </text:insertion>
        </text:changed-region>
        <text:changed-region xml:id="ct94742707070464" text:id="ct94742707070464">
          <text:deletion>
            <office:change-info>
              <dc:creator>Unknown Author</dc:creator>
              <dc:date>2018-09-13T10:55:39</dc:date>
            </office:change-info>
            <text:p text:style-name="P1">Part</text:p>
          </text:deletion>
        </text:changed-region>
        <text:changed-region xml:id="ct94742707193776" text:id="ct94742707193776">
          <text:insertion>
            <office:change-info>
              <dc:creator>Unknown Author</dc:creator>
              <dc:date>2018-09-13T10:55:39</dc:date>
            </office:change-info>
          </text:insertion>
        </text:changed-region>
        <text:changed-region xml:id="ct94742706157072" text:id="ct94742706157072">
          <text:deletion>
            <office:change-info>
              <dc:creator>Unknown Author</dc:creator>
              <dc:date>2018-09-13T10:57:17</dc:date>
            </office:change-info>
            <text:p text:style-name="P1">darauf</text:p>
          </text:deletion>
        </text:changed-region>
        <text:changed-region xml:id="ct94742706915248" text:id="ct94742706915248">
          <text:insertion>
            <office:change-info>
              <dc:creator>Unknown Author</dc:creator>
              <dc:date>2018-09-13T10:57:17</dc:date>
            </office:change-info>
          </text:insertion>
        </text:changed-region>
        <text:changed-region xml:id="ct94742707627552" text:id="ct94742707627552">
          <text:insertion>
            <office:change-info>
              <dc:creator>Unknown Author</dc:creator>
              <dc:date>2018-09-13T10:55:53</dc:date>
            </office:change-info>
          </text:insertion>
        </text:changed-region>
        <text:changed-region xml:id="ct94742706352128" text:id="ct94742706352128">
          <text:insertion>
            <office:change-info>
              <dc:creator>Unknown Author</dc:creator>
              <dc:date>2018-09-13T10:59:17</dc:date>
            </office:change-info>
          </text:insertion>
        </text:changed-region>
        <text:changed-region xml:id="ct94742706424560" text:id="ct94742706424560">
          <text:insertion>
            <office:change-info>
              <dc:creator>Unknown Author</dc:creator>
              <dc:date>2018-09-13T11:00:22</dc:date>
            </office:change-info>
          </text:insertion>
        </text:changed-region>
        <text:changed-region xml:id="ct94742707205504" text:id="ct94742707205504">
          <text:insertion>
            <office:change-info>
              <dc:creator>Unknown Author</dc:creator>
              <dc:date>2018-09-13T11:00:49</dc:date>
            </office:change-info>
          </text:insertion>
        </text:changed-region>
        <text:changed-region xml:id="ct94742707626384" text:id="ct94742707626384">
          <text:insertion>
            <office:change-info>
              <dc:creator>Unknown Author</dc:creator>
              <dc:date>2018-09-13T11:01:27</dc:date>
            </office:change-info>
          </text:insertion>
        </text:changed-region>
        <text:changed-region xml:id="ct94742706353920" text:id="ct94742706353920">
          <text:insertion>
            <office:change-info>
              <dc:creator>Unknown Author</dc:creator>
              <dc:date>2018-09-13T11:02:17</dc:date>
            </office:change-info>
          </text:insertion>
        </text:changed-region>
        <text:changed-region xml:id="ct94742706855824" text:id="ct94742706855824">
          <text:insertion>
            <office:change-info>
              <dc:creator>Unknown Author</dc:creator>
              <dc:date>2018-09-13T11:01:50</dc:date>
            </office:change-info>
          </text:insertion>
        </text:changed-region>
        <text:changed-region xml:id="ct94742706321792" text:id="ct94742706321792">
          <text:deletion>
            <office:change-info>
              <dc:creator>Unknown Author</dc:creator>
              <dc:date>2018-09-13T11:03:19</dc:date>
            </office:change-info>
            <text:p text:style-name="P2"><text:span text:style-name="T2">zum schätzen bekommt</text:span></text:p>
          </text:deletion>
        </text:changed-region>
        <text:changed-region xml:id="ct94742706322128" text:id="ct94742706322128">
          <text:insertion>
            <office:change-info>
              <dc:creator>Unknown Author</dc:creator>
              <dc:date>2018-09-13T11:03:19</dc:date>
            </office:change-info>
          </text:insertion>
        </text:changed-region>
        <text:changed-region xml:id="ct94742707426112" text:id="ct94742707426112">
          <text:deletion>
            <office:change-info>
              <dc:creator>Unknown Author</dc:creator>
              <dc:date>2018-09-13T11:03:57</dc:date>
            </office:change-info>
            <text:p text:style-name="P2"><text:span text:style-name="T2">In etwa können </text:span></text:p>
          </text:deletion>
        </text:changed-region>
        <text:changed-region xml:id="ct94742707363152" text:id="ct94742707363152">
          <text:insertion>
            <office:change-info>
              <dc:creator>Unknown Author</dc:creator>
              <dc:date>2018-09-13T11:03:58</dc:date>
            </office:change-info>
          </text:insertion>
        </text:changed-region>
        <text:changed-region xml:id="ct94742707629632" text:id="ct94742707629632">
          <text:deletion>
            <office:change-info>
              <dc:creator>Unknown Author</dc:creator>
              <dc:date>2018-09-13T11:03:57</dc:date>
            </office:change-info>
            <text:p text:style-name="P2"><text:span text:style-name="T2">s</text:span></text:p>
          </text:deletion>
        </text:changed-region>
        <text:changed-region xml:id="ct94742706914608" text:id="ct94742706914608">
          <text:insertion>
            <office:change-info>
              <dc:creator>Unknown Author</dc:creator>
              <dc:date>2018-09-13T11:03:59</dc:date>
            </office:change-info>
          </text:insertion>
        </text:changed-region>
        <text:changed-region xml:id="ct94742706920000" text:id="ct94742706920000">
          <text:insertion>
            <office:change-info>
              <dc:creator>Unknown Author</dc:creator>
              <dc:date>2018-09-13T11:04:07</dc:date>
            </office:change-info>
          </text:insertion>
        </text:changed-region>
        <text:changed-region xml:id="ct94742706354192" text:id="ct94742706354192">
          <text:insertion>
            <office:change-info>
              <dc:creator>Unknown Author</dc:creator>
              <dc:date>2018-09-13T11:04:25</dc:date>
            </office:change-info>
          </text:insertion>
        </text:changed-region>
        <text:changed-region xml:id="ct94742706228992" text:id="ct94742706228992">
          <text:deletion>
            <office:change-info>
              <dc:creator>Unknown Author</dc:creator>
              <dc:date>2018-09-13T11:04:44</dc:date>
            </office:change-info>
            <text:p text:style-name="P2"><text:span text:style-name="T2"><text:s/></text:span></text:p>
          </text:deletion>
        </text:changed-region>
        <text:changed-region xml:id="ct94742706320800" text:id="ct94742706320800">
          <text:insertion>
            <office:change-info>
              <dc:creator>Unknown Author</dc:creator>
              <dc:date>2018-09-13T11:04:36</dc:date>
            </office:change-info>
          </text:insertion>
        </text:changed-region>
        <text:changed-region xml:id="ct94742707614496" text:id="ct94742707614496">
          <text:deletion>
            <office:change-info>
              <dc:creator>Unknown Author</dc:creator>
              <dc:date>2018-09-13T11:04:35</dc:date>
            </office:change-info>
            <text:p text:style-name="P2"><text:span text:style-name="T2"><text:s/>in seiner Anpassung an einen Trainingsdatensatz</text:span></text:p>
          </text:deletion>
        </text:changed-region>
        <text:changed-region xml:id="ct94742706355312" text:id="ct94742706355312">
          <text:deletion>
            <office:change-info>
              <dc:creator>Unknown Author</dc:creator>
              <dc:date>2018-09-13T11:05:05</dc:date>
            </office:change-info>
            <text:p text:style-name="P2"><text:span text:style-name="T2">sodass es nicht zu</text:span></text:p>
          </text:deletion>
        </text:changed-region>
        <text:changed-region xml:id="ct94742706890864" text:id="ct94742706890864">
          <text:insertion>
            <office:change-info>
              <dc:creator>Unknown Author</dc:creator>
              <dc:date>2018-09-13T11:05:05</dc:date>
            </office:change-info>
          </text:insertion>
        </text:changed-region>
        <text:changed-region xml:id="ct94742706884768" text:id="ct94742706884768">
          <text:deletion>
            <office:change-info>
              <dc:creator>Unknown Author</dc:creator>
              <dc:date>2018-09-13T11:05:27</dc:date>
            </office:change-info>
            <text:p text:style-name="P2"><text:span text:style-name="T2">Themen</text:span></text:p>
          </text:deletion>
        </text:changed-region>
        <text:changed-region xml:id="ct94742706891088" text:id="ct94742706891088">
          <text:insertion>
            <office:change-info>
              <dc:creator>Unknown Author</dc:creator>
              <dc:date>2018-09-13T11:05:27</dc:date>
            </office:change-info>
          </text:insertion>
        </text:changed-region>
        <text:changed-region xml:id="ct94742706321392" text:id="ct94742706321392">
          <text:insertion>
            <office:change-info>
              <dc:creator>Unknown Author</dc:creator>
              <dc:date>2018-09-13T11:05:49</dc:date>
            </office:change-info>
          </text:insertion>
        </text:changed-region>
        <text:changed-region xml:id="ct94742706164304" text:id="ct94742706164304">
          <text:insertion>
            <office:change-info>
              <dc:creator>Unknown Author</dc:creator>
              <dc:date>2018-09-13T11:06:05</dc:date>
            </office:change-info>
          </text:insertion>
        </text:changed-region>
        <text:changed-region xml:id="ct94742706228144" text:id="ct94742706228144">
          <text:insertion>
            <office:change-info>
              <dc:creator>Unknown Author</dc:creator>
              <dc:date>2018-09-13T11:06:44</dc:date>
            </office:change-info>
          </text:insertion>
        </text:changed-region>
        <text:changed-region xml:id="ct94742707370272" text:id="ct94742707370272">
          <text:insertion>
            <office:change-info>
              <dc:creator>Unknown Author</dc:creator>
              <dc:date>2018-09-13T11:10:33</dc:date>
            </office:change-info>
          </text:insertion>
        </text:changed-region>
        <text:changed-region xml:id="ct94742705867344" text:id="ct94742705867344">
          <text:deletion>
            <office:change-info>
              <dc:creator>Unknown Author</dc:creator>
              <dc:date>2018-09-13T11:07:47</dc:date>
            </office:change-info>
            <text:p text:style-name="P3">am</text:p>
          </text:deletion>
        </text:changed-region>
        <text:changed-region xml:id="ct94742706229488" text:id="ct94742706229488">
          <text:insertion>
            <office:change-info>
              <dc:creator>Unknown Author</dc:creator>
              <dc:date>2018-09-13T11:07:47</dc:date>
            </office:change-info>
          </text:insertion>
        </text:changed-region>
        <text:changed-region xml:id="ct94742707692864" text:id="ct94742707692864">
          <text:insertion>
            <office:change-info>
              <dc:creator>Unknown Author</dc:creator>
              <dc:date>2018-09-13T11:07:52</dc:date>
            </office:change-info>
          </text:insertion>
        </text:changed-region>
        <text:changed-region xml:id="ct94742705864768" text:id="ct94742705864768">
          <text:deletion>
            <office:change-info>
              <dc:creator>Unknown Author</dc:creator>
              <dc:date>2018-09-13T11:08:01</dc:date>
            </office:change-info>
            <text:p text:style-name="P3"><text:s/>werden</text:p>
          </text:deletion>
        </text:changed-region>
        <text:changed-region xml:id="ct94742707612912" text:id="ct94742707612912">
          <text:deletion>
            <office:change-info>
              <dc:creator>Unknown Author</dc:creator>
              <dc:date>2018-09-13T11:08:26</dc:date>
            </office:change-info>
            <text:p text:style-name="P3">werden</text:p>
          </text:deletion>
        </text:changed-region>
        <text:changed-region xml:id="ct94742705281904" text:id="ct94742705281904">
          <text:deletion>
            <office:change-info>
              <dc:creator>Unknown Author</dc:creator>
              <dc:date>2018-09-13T11:09:38</dc:date>
            </office:change-info>
            <text:p text:style-name="P3">am</text:p>
          </text:deletion>
        </text:changed-region>
        <text:changed-region xml:id="ct94742705984752" text:id="ct94742705984752">
          <text:insertion>
            <office:change-info>
              <dc:creator>Unknown Author</dc:creator>
              <dc:date>2018-09-13T11:09:38</dc:date>
            </office:change-info>
          </text:insertion>
        </text:changed-region>
        <text:changed-region xml:id="ct94742707695104" text:id="ct94742707695104">
          <text:deletion>
            <office:change-info>
              <dc:creator>Unknown Author</dc:creator>
              <dc:date>2018-09-13T11:09:43</dc:date>
            </office:change-info>
            <text:p text:style-name="P3">kann</text:p>
          </text:deletion>
        </text:changed-region>
        <text:changed-region xml:id="ct94742707000480" text:id="ct94742707000480">
          <text:insertion>
            <office:change-info>
              <dc:creator>Unknown Author</dc:creator>
              <dc:date>2018-09-13T11:10:00</dc:date>
            </office:change-info>
          </text:insertion>
        </text:changed-region>
        <text:changed-region xml:id="ct94742707425632" text:id="ct94742707425632">
          <text:deletion>
            <office:change-info>
              <dc:creator>Unknown Author</dc:creator>
              <dc:date>2018-09-13T11:12:14</dc:date>
            </office:change-info>
            <text:p text:style-name="P4">also</text:p>
          </text:deletion>
        </text:changed-region>
        <text:changed-region xml:id="ct94742705970432" text:id="ct94742705970432">
          <text:insertion>
            <office:change-info>
              <dc:creator>Unknown Author</dc:creator>
              <dc:date>2018-09-13T11:12:02</dc:date>
            </office:change-info>
          </text:insertion>
        </text:changed-region>
        <text:changed-region xml:id="ct94742706986160" text:id="ct94742706986160">
          <text:insertion>
            <office:change-info>
              <dc:creator>Unknown Author</dc:creator>
              <dc:date>2018-09-13T11:13:06</dc:date>
            </office:change-info>
          </text:insertion>
        </text:changed-region>
        <text:changed-region xml:id="ct94742705793600" text:id="ct94742705793600">
          <text:insertion>
            <office:change-info>
              <dc:creator>Unknown Author</dc:creator>
              <dc:date>2018-09-13T11:13:22</dc:date>
            </office:change-info>
          </text:insertion>
        </text:changed-region>
        <text:changed-region xml:id="ct94742707622688" text:id="ct94742707622688">
          <text:insertion>
            <office:change-info>
              <dc:creator>Unknown Author</dc:creator>
              <dc:date>2018-09-13T11:13:58</dc:date>
            </office:change-info>
          </text:insertion>
        </text:changed-region>
        <text:changed-region xml:id="ct94742706162944" text:id="ct94742706162944">
          <text:deletion>
            <office:change-info>
              <dc:creator>Unknown Author</dc:creator>
              <dc:date>2018-09-13T11:16:04</dc:date>
            </office:change-info>
            <text:p text:style-name="P5">anhand</text:p>
          </text:deletion>
        </text:changed-region>
        <text:changed-region xml:id="ct94742707159408" text:id="ct94742707159408">
          <text:insertion>
            <office:change-info>
              <dc:creator>Unknown Author</dc:creator>
              <dc:date>2018-09-13T11:16:04</dc:date>
            </office:change-info>
          </text:insertion>
        </text:changed-region>
        <text:changed-region xml:id="ct94742705793824" text:id="ct94742705793824">
          <text:deletion>
            <office:change-info>
              <dc:creator>Unknown Author</dc:creator>
              <dc:date>2018-09-13T11:15:57</dc:date>
            </office:change-info>
            <text:p text:style-name="P5">der</text:p>
          </text:deletion>
        </text:changed-region>
        <text:changed-region xml:id="ct94742706169760" text:id="ct94742706169760">
          <text:deletion>
            <office:change-info>
              <dc:creator>Unknown Author</dc:creator>
              <dc:date>2018-09-13T11:16:55</dc:date>
            </office:change-info>
            <text:p text:style-name="P6">nun</text:p>
          </text:deletion>
        </text:changed-region>
        <text:changed-region xml:id="ct94742706829024" text:id="ct94742706829024">
          <text:insertion>
            <office:change-info>
              <dc:creator>Unknown Author</dc:creator>
              <dc:date>2018-09-13T11:18:13</dc:date>
            </office:change-info>
          </text:insertion>
        </text:changed-region>
        <text:changed-region xml:id="ct94742707362272" text:id="ct94742707362272">
          <text:deletion>
            <office:change-info>
              <dc:creator>Unknown Author</dc:creator>
              <dc:date>2018-09-13T11:35:53</dc:date>
            </office:change-info>
            <text:p text:style-name="P7">Wie bereits in der Einleitung erwähnt ist es das Ziel dieser Arbeit mehrere Machine Learning Modelle vorzustellen und zu vergleichen hinsichtlich ihrer Performance auf einen reallen Datensatz.</text:p>
          </text:deletion>
        </text:changed-region>
        <text:changed-region xml:id="ct94742706229216" text:id="ct94742706229216">
          <text:insertion>
            <office:change-info>
              <dc:creator>Unknown Author</dc:creator>
              <dc:date>2018-09-13T11:35:58</dc:date>
            </office:change-info>
          </text:insertion>
        </text:changed-region>
        <text:changed-region xml:id="ct94742706466352" text:id="ct94742706466352">
          <text:deletion>
            <office:change-info>
              <dc:creator>Unknown Author</dc:creator>
              <dc:date>2018-09-13T11:35:53</dc:date>
            </office:change-info>
            <text:p text:style-name="P7"><text:s/></text:p>
          </text:deletion>
        </text:changed-region>
        <text:changed-region xml:id="ct94742706875280" text:id="ct94742706875280">
          <text:insertion>
            <office:change-info>
              <dc:creator>Unknown Author</dc:creator>
              <dc:date>2018-09-13T11:37:27</dc:date>
            </office:change-info>
          </text:insertion>
        </text:changed-region>
        <text:changed-region xml:id="ct94742706226240" text:id="ct94742706226240">
          <text:insertion>
            <office:change-info>
              <dc:creator>Unknown Author</dc:creator>
              <dc:date>2018-09-13T11:37:46</dc:date>
            </office:change-info>
          </text:insertion>
        </text:changed-region>
        <text:changed-region xml:id="ct94742707208736" text:id="ct94742707208736">
          <text:insertion>
            <office:change-info>
              <dc:creator>Unknown Author</dc:creator>
              <dc:date>2018-09-13T11:38:22</dc:date>
            </office:change-info>
          </text:insertion>
        </text:changed-region>
        <text:changed-region xml:id="ct94742707618064" text:id="ct94742707618064">
          <text:insertion>
            <office:change-info>
              <dc:creator>Unknown Author</dc:creator>
              <dc:date>2018-09-13T11:39:10</dc:date>
            </office:change-info>
          </text:insertion>
        </text:changed-region>
        <text:changed-region xml:id="ct94742707256288" text:id="ct94742707256288">
          <text:insertion>
            <office:change-info>
              <dc:creator>Unknown Author</dc:creator>
              <dc:date>2018-09-13T11:39:45</dc:date>
            </office:change-info>
          </text:insertion>
        </text:changed-region>
        <text:changed-region xml:id="ct94742706007200" text:id="ct94742706007200">
          <text:insertion>
            <office:change-info>
              <dc:creator>Unknown Author</dc:creator>
              <dc:date>2018-09-13T11:40:29</dc:date>
            </office:change-info>
          </text:insertion>
        </text:changed-region>
        <text:changed-region xml:id="ct94742705555792" text:id="ct94742705555792">
          <text:deletion>
            <office:change-info>
              <dc:creator>Unknown Author</dc:creator>
              <dc:date>2018-09-13T11:40:59</dc:date>
            </office:change-info>
            <text:p text:style-name="P8">wird so gut wie keine Vorhersage zu hundert Prozent richtig sein</text:p>
          </text:deletion>
        </text:changed-region>
        <text:changed-region xml:id="ct94742708560704" text:id="ct94742708560704">
          <text:insertion>
            <office:change-info>
              <dc:creator>Unknown Author</dc:creator>
              <dc:date>2018-09-13T11:40:59</dc:date>
            </office:change-info>
          </text:insertion>
        </text:changed-region>
        <text:changed-region xml:id="ct94742707039312" text:id="ct94742707039312">
          <text:insertion>
            <office:change-info>
              <dc:creator>Unknown Author</dc:creator>
              <dc:date>2018-09-13T11:41:00</dc:date>
            </office:change-info>
          </text:insertion>
        </text:changed-region>
        <text:changed-region xml:id="ct94742707625968" text:id="ct94742707625968">
          <text:insertion>
            <office:change-info>
              <dc:creator>Unknown Author</dc:creator>
              <dc:date>2018-09-13T11:41:44</dc:date>
            </office:change-info>
          </text:insertion>
        </text:changed-region>
        <text:changed-region xml:id="ct94742708562320" text:id="ct94742708562320">
          <text:deletion>
            <office:change-info>
              <dc:creator>Unknown Author</dc:creator>
              <dc:date>2018-09-13T11:42:02</dc:date>
            </office:change-info>
            <text:p text:style-name="P8">die</text:p>
          </text:deletion>
        </text:changed-region>
        <text:changed-region xml:id="ct94742707497056" text:id="ct94742707497056">
          <text:insertion>
            <office:change-info>
              <dc:creator>Unknown Author</dc:creator>
              <dc:date>2018-09-13T11:42:14</dc:date>
            </office:change-info>
          </text:insertion>
        </text:changed-region>
        <text:changed-region xml:id="ct94742706167808" text:id="ct94742706167808">
          <text:deletion>
            <office:change-info>
              <dc:creator>Unknown Author</dc:creator>
              <dc:date>2018-09-13T11:42:47</dc:date>
            </office:change-info>
            <text:p text:style-name="P9"><text:span text:style-name="T3">Wie der Name schon sagt, </text:span></text:p>
          </text:deletion>
        </text:changed-region>
        <text:changed-region xml:id="ct94742707084960" text:id="ct94742707084960">
          <text:insertion>
            <office:change-info>
              <dc:creator>Unknown Author</dc:creator>
              <dc:date>2018-09-13T11:42:58</dc:date>
            </office:change-info>
          </text:insertion>
        </text:changed-region>
        <text:changed-region xml:id="ct94742705267952" text:id="ct94742705267952">
          <text:insertion>
            <office:change-info>
              <dc:creator>Unknown Author</dc:creator>
              <dc:date>2018-09-13T11:43:20</dc:date>
            </office:change-info>
          </text:insertion>
        </text:changed-region>
        <text:changed-region xml:id="ct94742706258736" text:id="ct94742706258736">
          <text:insertion>
            <office:change-info>
              <dc:creator>Unknown Author</dc:creator>
              <dc:date>2018-09-13T11:43:34</dc:date>
            </office:change-info>
          </text:insertion>
        </text:changed-region>
        <text:changed-region xml:id="ct94742707543952" text:id="ct94742707543952">
          <text:insertion>
            <office:change-info>
              <dc:creator>Unknown Author</dc:creator>
              <dc:date>2018-09-13T11:44:05</dc:date>
            </office:change-info>
          </text:insertion>
        </text:changed-region>
        <text:changed-region xml:id="ct94742707544256" text:id="ct94742707544256">
          <text:deletion>
            <office:change-info>
              <dc:creator>Unknown Author</dc:creator>
              <dc:date>2018-09-13T11:43:31</dc:date>
            </office:change-info>
            <text:p text:style-name="P10">darin</text:p>
          </text:deletion>
        </text:changed-region>
        <text:changed-region xml:id="ct94742707544480" text:id="ct94742707544480">
          <text:insertion>
            <office:change-info>
              <dc:creator>Unknown Author</dc:creator>
              <dc:date>2018-09-13T11:44:29</dc:date>
            </office:change-info>
          </text:insertion>
        </text:changed-region>
        <text:changed-region xml:id="ct94742705267088" text:id="ct94742705267088">
          <text:deletion>
            <office:change-info>
              <dc:creator>Unknown Author</dc:creator>
              <dc:date>2018-09-13T11:45:04</dc:date>
            </office:change-info>
            <text:p text:style-name="P11">es hier</text:p>
          </text:deletion>
        </text:changed-region>
        <text:changed-region xml:id="ct94742707499328" text:id="ct94742707499328">
          <text:insertion>
            <office:change-info>
              <dc:creator>Unknown Author</dc:creator>
              <dc:date>2018-09-13T11:45:04</dc:date>
            </office:change-info>
          </text:insertion>
        </text:changed-region>
        <text:changed-region xml:id="ct94742707475952" text:id="ct94742707475952">
          <text:deletion>
            <office:change-info>
              <dc:creator>Unknown Author</dc:creator>
              <dc:date>2018-09-13T11:45:09</dc:date>
            </office:change-info>
            <text:p text:style-name="P11">um</text:p>
          </text:deletion>
        </text:changed-region>
        <text:changed-region xml:id="ct94742707476176" text:id="ct94742707476176">
          <text:deletion>
            <office:change-info>
              <dc:creator>Unknown Author</dc:creator>
              <dc:date>2018-09-13T11:45:12</dc:date>
            </office:change-info>
            <text:p text:style-name="P11">geht</text:p>
          </text:deletion>
        </text:changed-region>
        <text:changed-region xml:id="ct94742707476640" text:id="ct94742707476640">
          <text:insertion>
            <office:change-info>
              <dc:creator>Unknown Author</dc:creator>
              <dc:date>2018-09-13T11:45:12</dc:date>
            </office:change-info>
          </text:insertion>
        </text:changed-region>
        <text:changed-region xml:id="ct94742707476944" text:id="ct94742707476944">
          <text:deletion>
            <office:change-info>
              <dc:creator>Unknown Author</dc:creator>
              <dc:date>2018-09-13T11:45:30</dc:date>
            </office:change-info>
            <text:p text:style-name="P11"><text:s/>in Betracht gezogen</text:p>
          </text:deletion>
        </text:changed-region>
        <text:changed-region xml:id="ct94742707477248" text:id="ct94742707477248">
          <text:deletion>
            <office:change-info>
              <dc:creator>Unknown Author</dc:creator>
              <dc:date>2018-09-13T11:45:36</dc:date>
            </office:change-info>
            <text:p text:style-name="P11">wie groß die</text:p>
          </text:deletion>
        </text:changed-region>
        <text:changed-region xml:id="ct94742707477872" text:id="ct94742707477872">
          <text:insertion>
            <office:change-info>
              <dc:creator>Unknown Author</dc:creator>
              <dc:date>2018-09-13T11:45:36</dc:date>
            </office:change-info>
          </text:insertion>
        </text:changed-region>
        <text:changed-region xml:id="ct94742707478176" text:id="ct94742707478176">
          <text:deletion>
            <office:change-info>
              <dc:creator>Unknown Author</dc:creator>
              <dc:date>2018-09-13T11:45:31</dc:date>
            </office:change-info>
            <text:p text:style-name="P11">ausfällt</text:p>
          </text:deletion>
        </text:changed-region>
        <text:changed-region xml:id="ct94742707478480" text:id="ct94742707478480">
          <text:insertion>
            <office:change-info>
              <dc:creator>Unknown Author</dc:creator>
              <dc:date>2018-09-13T11:45:31</dc:date>
            </office:change-info>
          </text:insertion>
        </text:changed-region>
        <text:changed-region xml:id="ct94742707478704" text:id="ct94742707478704">
          <text:insertion>
            <office:change-info>
              <dc:creator>Unknown Author</dc:creator>
              <dc:date>2018-09-13T11:45:48</dc:date>
            </office:change-info>
          </text:insertion>
        </text:changed-region>
        <text:changed-region xml:id="ct94742706918048" text:id="ct94742706918048">
          <text:deletion>
            <office:change-info>
              <dc:creator>Unknown Author</dc:creator>
              <dc:date>2018-09-13T11:46:26</dc:date>
            </office:change-info>
            <text:p text:style-name="P11">Ausgleich</text:p>
          </text:deletion>
        </text:changed-region>
        <text:changed-region xml:id="ct94742705198912" text:id="ct94742705198912">
          <text:insertion>
            <office:change-info>
              <dc:creator>Unknown Author</dc:creator>
              <dc:date>2018-09-13T11:46:12</dc:date>
            </office:change-info>
          </text:insertion>
        </text:changed-region>
        <text:changed-region xml:id="ct94742705781072" text:id="ct94742705781072">
          <text:deletion>
            <office:change-info>
              <dc:creator>Unknown Author</dc:creator>
              <dc:date>2018-09-13T11:46:07</dc:date>
            </office:change-info>
            <text:p text:style-name="P11"><text:s/>hinsichtlich der Rechenleistung</text:p>
          </text:deletion>
        </text:changed-region>
        <text:changed-region xml:id="ct94742705199360" text:id="ct94742705199360">
          <text:insertion>
            <office:change-info>
              <dc:creator>Unknown Author</dc:creator>
              <dc:date>2018-09-13T11:46:44</dc:date>
            </office:change-info>
          </text:insertion>
        </text:changed-region>
        <text:changed-region xml:id="ct94742705199584" text:id="ct94742705199584">
          <text:deletion>
            <office:change-info>
              <dc:creator>Unknown Author</dc:creator>
              <dc:date>2018-09-13T11:46:55</dc:date>
            </office:change-info>
            <text:p text:style-name="P12">Part</text:p>
          </text:deletion>
        </text:changed-region>
        <text:changed-region xml:id="ct94742706260528" text:id="ct94742706260528">
          <text:insertion>
            <office:change-info>
              <dc:creator>Unknown Author</dc:creator>
              <dc:date>2018-09-13T11:46:55</dc:date>
            </office:change-info>
          </text:insertion>
        </text:changed-region>
        <text:changed-region xml:id="ct94742706828432" text:id="ct94742706828432">
          <text:insertion>
            <office:change-info>
              <dc:creator>Unknown Author</dc:creator>
              <dc:date>2018-09-13T11:47:38</dc:date>
            </office:change-info>
          </text:insertion>
        </text:changed-region>
        <text:changed-region xml:id="ct94742706465904" text:id="ct94742706465904">
          <text:deletion>
            <office:change-info>
              <dc:creator>Unknown Author</dc:creator>
              <dc:date>2018-09-13T11:50:17</dc:date>
            </office:change-info>
            <text:p text:style-name="P13">was</text:p>
          </text:deletion>
        </text:changed-region>
        <text:changed-region xml:id="ct94742706993296" text:id="ct94742706993296">
          <text:insertion>
            <office:change-info>
              <dc:creator>Unknown Author</dc:creator>
              <dc:date>2018-09-13T11:50:17</dc:date>
            </office:change-info>
          </text:insertion>
        </text:changed-region>
        <text:changed-region xml:id="ct94742706773360" text:id="ct94742706773360">
          <text:deletion>
            <office:change-info>
              <dc:creator>Unknown Author</dc:creator>
              <dc:date>2018-09-13T11:50:27</dc:date>
            </office:change-info>
            <text:p text:style-name="P13">Das soll hier tiefergehend beschrieben werden.</text:p>
          </text:deletion>
        </text:changed-region>
        <text:changed-region xml:id="ct94742707619104" text:id="ct94742707619104">
          <text:insertion>
            <office:change-info>
              <dc:creator>Unknown Author</dc:creator>
              <dc:date>2018-09-13T11:50:40</dc:date>
            </office:change-info>
          </text:insertion>
        </text:changed-region>
        <text:changed-region xml:id="ct94742708227936" text:id="ct94742708227936">
          <text:deletion>
            <office:change-info>
              <dc:creator>Unknown Author</dc:creator>
              <dc:date>2018-09-13T11:50:59</dc:date>
            </office:change-info>
            <text:p text:style-name="P13"><text:span text:style-name="T4">mächtigen</text:span></text:p>
          </text:deletion>
        </text:changed-region>
        <text:changed-region xml:id="ct94742706856208" text:id="ct94742706856208">
          <text:insertion>
            <office:change-info>
              <dc:creator>Unknown Author</dc:creator>
              <dc:date>2018-09-13T11:51:12</dc:date>
            </office:change-info>
          </text:insertion>
        </text:changed-region>
        <text:changed-region xml:id="ct94742706019664" text:id="ct94742706019664">
          <text:deletion>
            <office:change-info>
              <dc:creator>Unknown Author</dc:creator>
              <dc:date>2018-09-13T11:51:25</dc:date>
            </office:change-info>
            <text:p text:style-name="P14">In der Einführung wurde erwähnt, </text:p>
          </text:deletion>
        </text:changed-region>
        <text:changed-region xml:id="ct94742707102848" text:id="ct94742707102848">
          <text:insertion>
            <office:change-info>
              <dc:creator>Unknown Author</dc:creator>
              <dc:date>2018-09-13T11:52:39</dc:date>
            </office:change-info>
          </text:insertion>
        </text:changed-region>
        <text:changed-region xml:id="ct94742706232112" text:id="ct94742706232112">
          <text:insertion>
            <office:change-info>
              <dc:creator>Unknown Author</dc:creator>
              <dc:date>2018-09-13T11:53:32</dc:date>
            </office:change-info>
          </text:insertion>
        </text:changed-region>
        <text:changed-region xml:id="ct94742705712064" text:id="ct94742705712064">
          <text:deletion>
            <office:change-info>
              <dc:creator>Unknown Author</dc:creator>
              <dc:date>2018-09-13T11:53:49</dc:date>
            </office:change-info>
            <text:p text:style-name="P15">Eingangs wurde bereits erwähnt, dass Lernalgorithmen über Hyperparameter beeinflusst werden können.</text:p>
          </text:deletion>
        </text:changed-region>
        <text:changed-region xml:id="ct94742707027136" text:id="ct94742707027136">
          <text:insertion>
            <office:change-info>
              <dc:creator>Unknown Author</dc:creator>
              <dc:date>2018-09-13T11:57:01</dc:date>
            </office:change-info>
          </text:insertion>
        </text:changed-region>
        <text:changed-region xml:id="ct94742705196800" text:id="ct94742705196800">
          <text:insertion>
            <office:change-info>
              <dc:creator>Unknown Author</dc:creator>
              <dc:date>2018-09-13T11:55:08</dc:date>
            </office:change-info>
          </text:insertion>
        </text:changed-region>
        <text:changed-region xml:id="ct94742706356688" text:id="ct94742706356688">
          <text:deletion>
            <office:change-info>
              <dc:creator>Unknown Author</dc:creator>
              <dc:date>2018-09-13T11:55:18</dc:date>
            </office:change-info>
            <text:p text:style-name="P16">eine Weile dauern</text:p>
          </text:deletion>
        </text:changed-region>
        <text:changed-region xml:id="ct94742707029344" text:id="ct94742707029344">
          <text:insertion>
            <office:change-info>
              <dc:creator>Unknown Author</dc:creator>
              <dc:date>2018-09-13T11:55:45</dc:date>
            </office:change-info>
          </text:insertion>
        </text:changed-region>
        <text:changed-region xml:id="ct94742707650352" text:id="ct94742707650352">
          <text:deletion>
            <office:change-info>
              <dc:creator>Unknown Author</dc:creator>
              <dc:date>2018-09-13T11:56:22</dc:date>
            </office:change-info>
            <text:p text:style-name="P17">im Grunde</text:p>
          </text:deletion>
        </text:changed-region>
        <text:changed-region xml:id="ct94742705864032" text:id="ct94742705864032">
          <text:insertion>
            <office:change-info>
              <dc:creator>Unknown Author</dc:creator>
              <dc:date>2018-09-13T11:58:56</dc:date>
            </office:change-info>
          </text:insertion>
        </text:changed-region>
        <text:changed-region xml:id="ct94742708561904" text:id="ct94742708561904">
          <text:insertion>
            <office:change-info>
              <dc:creator>Unknown Author</dc:creator>
              <dc:date>2018-09-13T11:58:27</dc:date>
            </office:change-info>
          </text:insertion>
        </text:changed-region>
        <text:changed-region xml:id="ct94742708798736" text:id="ct94742708798736">
          <text:deletion>
            <office:change-info>
              <dc:creator>Unknown Author</dc:creator>
              <dc:date>2018-09-13T11:58:42</dc:date>
            </office:change-info>
            <text:p text:style-name="P18"><text:span text:style-name="T5">ein schlankeres Modell dabei herauskommt</text:span></text:p>
          </text:deletion>
        </text:changed-region>
        <text:changed-region xml:id="ct94742706754192" text:id="ct94742706754192">
          <text:deletion>
            <office:change-info>
              <dc:creator>Unknown Author</dc:creator>
              <dc:date>2018-09-13T11:59:21</dc:date>
            </office:change-info>
            <text:p text:style-name="P19">aus ist</text:p>
          </text:deletion>
        </text:changed-region>
        <text:changed-region xml:id="ct94742708857008" text:id="ct94742708857008">
          <text:insertion>
            <office:change-info>
              <dc:creator>Unknown Author</dc:creator>
              <dc:date>2018-09-13T11:59:55</dc:date>
            </office:change-info>
          </text:insertion>
        </text:changed-region>
        <text:changed-region xml:id="ct94742708840080" text:id="ct94742708840080">
          <text:insertion>
            <office:change-info>
              <dc:creator>Unknown Author</dc:creator>
              <dc:date>2018-09-13T12:01:45</dc:date>
            </office:change-info>
          </text:insertion>
        </text:changed-region>
        <text:changed-region xml:id="ct94742708861248" text:id="ct94742708861248">
          <text:insertion>
            <office:change-info>
              <dc:creator>Unknown Author</dc:creator>
              <dc:date>2018-09-13T12:01:55</dc:date>
            </office:change-info>
          </text:insertion>
        </text:changed-region>
        <text:changed-region xml:id="ct94742708859840" text:id="ct94742708859840">
          <text:insertion>
            <office:change-info>
              <dc:creator>Unknown Author</dc:creator>
              <dc:date>2018-09-13T12:02:18</dc:date>
            </office:change-info>
          </text:insertion>
        </text:changed-region>
        <text:changed-region xml:id="ct94742708887536" text:id="ct94742708887536">
          <text:insertion>
            <office:change-info>
              <dc:creator>Unknown Author</dc:creator>
              <dc:date>2018-09-13T12:02:39</dc:date>
            </office:change-info>
          </text:insertion>
        </text:changed-region>
        <text:changed-region xml:id="ct94742708868592" text:id="ct94742708868592">
          <text:insertion>
            <office:change-info>
              <dc:creator>Unknown Author</dc:creator>
              <dc:date>2018-09-13T12:02:54</dc:date>
            </office:change-info>
          </text:insertion>
        </text:changed-region>
        <text:changed-region xml:id="ct94742708781760" text:id="ct94742708781760">
          <text:deletion>
            <office:change-info>
              <dc:creator>Unknown Author</dc:creator>
              <dc:date>2018-09-13T12:03:24</dc:date>
            </office:change-info>
            <text:p text:style-name="P20">wie es der Name vielleicht schon verrät </text:p>
          </text:deletion>
        </text:changed-region>
        <text:changed-region xml:id="ct94742708885904" text:id="ct94742708885904">
          <text:insertion>
            <office:change-info>
              <dc:creator>Unknown Author</dc:creator>
              <dc:date>2018-09-13T12:03:40</dc:date>
            </office:change-info>
          </text:insertion>
        </text:changed-region>
        <text:changed-region xml:id="ct94742706754704" text:id="ct94742706754704">
          <text:insertion>
            <office:change-info>
              <dc:creator>Unknown Author</dc:creator>
              <dc:date>2018-09-13T12:04:1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el"/>
      </text:sequence-decls>
      <text:p text:style-name="P158"/>
      <text:p text:style-name="P120"/>
      <text:p text:style-name="P120">BACHELORARBEIT</text:p>
      <text:p text:style-name="P121">zur Erlangung des akademischen Grades</text:p>
      <text:p text:style-name="P122">„Bachelor of Science in Engineering“ im Studiengang <text:span text:style-name="T18">Informatik</text:span></text:p>
      <text:p text:style-name="P44"/>
      <text:p text:style-name="P44"/>
      <text:p text:style-name="P44"/>
      <text:p text:style-name="P44"/>
      <text:p text:style-name="P44"/>
      <text:p text:style-name="P56">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115">Ausgeführt von: <text:span text:style-name="T18">Lorenz Herzberger</text:span></text:p>
      <text:p text:style-name="P115">Personenkennzeichen: <text:span text:style-name="T18">1410257022</text:span></text:p>
      <text:p text:style-name="P115"/>
      <text:p text:style-name="P115">1. BegutachterIn: <text:span text:style-name="T18">Patrick Sturm, MSc</text:span></text:p>
      <text:p text:style-name="P116"/>
      <text:p text:style-name="P115">Ort, Datum</text:p>
      <text:p text:style-name="P115"/>
      <text:p text:style-name="Startüberschrift"><text:soft-page-break/>Eidesstattliche Erklärung</text:p>
      <text:p text:style-name="P107">„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106"><text:span text:style-name="T1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107"><text:span text:style-name="T1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51"/>
      <text:p text:style-name="P52"/>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52"/>
          </table:table-cell>
          <table:table-cell table:style-name="Tabelle1.B1" office:value-type="string">
            <text:p text:style-name="P52"/>
          </table:table-cell>
          <table:table-cell table:style-name="Tabelle1.A1" office:value-type="string">
            <text:p text:style-name="P52"/>
          </table:table-cell>
        </table:table-row>
        <table:table-row table:style-name="Tabelle1.1">
          <table:table-cell table:style-name="Tabelle1.A2" office:value-type="string">
            <text:p text:style-name="P108">Ort, Datum</text:p>
          </table:table-cell>
          <table:table-cell table:style-name="Tabelle1.B1" office:value-type="string">
            <text:p text:style-name="P108"/>
          </table:table-cell>
          <table:table-cell table:style-name="Tabelle1.A2" office:value-type="string">
            <text:p text:style-name="P108">Unterschrift</text:p>
          </table:table-cell>
        </table:table-row>
      </table:table>
      <text:p text:style-name="P52"/>
      <text:p text:style-name="P52"/>
      <text:p text:style-name="P157">Kurzfassung</text:p>
      <text:p text:style-name="P4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45"/>
      <text:p text:style-name="P119"><draw:custom-shape text:anchor-type="paragraph" draw:z-index="1" draw:name="Text Box 66" draw:style-name="gr1" draw:text-style-name="P161" svg:width="6.3232in" svg:height="0.5268in" svg:x="0in" svg:y="8.9736in"><text:p text:style-name="Frame_20_contents"><text:span text:style-name="T12">Schlagwörter: </text:span><text:span text:style-name="T1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1">Abstract</text:p>
      <text:p text:style-name="P4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4"/>
      <text:p text:style-name="P119"><draw:custom-shape text:anchor-type="paragraph" draw:z-index="2" draw:name="Text Box 65" draw:style-name="gr2" draw:text-style-name="P161" svg:width="6.3232in" svg:height="0.5268in" svg:x="0.1252in" svg:y="8.9709in"><text:p text:style-name="Frame_20_contents"><text:span text:style-name="T14">Keywords: </text:span><text:span text:style-name="T1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1">Danksagung</text:p>
      <text:p text:style-name="P4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45"/>
      <text:p text:style-name="P110">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123"><text:a xlink:type="simple" xlink:href="#__RefHeading___Toc869_567983002" text:style-name="Index_20_Link" text:visited-style-name="Index_20_Link">1 Einleitung<text:tab/>7</text:a></text:p>
          <text:p text:style-name="P123"><text:a xlink:type="simple" xlink:href="#__RefHeading___Toc417_3143690850" text:style-name="Index_20_Link" text:visited-style-name="Index_20_Link">1 Hauptteil<text:tab/>9</text:a></text:p>
          <text:p text:style-name="P124"><text:a xlink:type="simple" xlink:href="#__RefHeading___Toc1020_77539686" text:style-name="Index_20_Link" text:visited-style-name="Index_20_Link">1.1 Einführung ins Machine Learning<text:tab/>9</text:a></text:p>
          <text:p text:style-name="P124"><text:a xlink:type="simple" xlink:href="#__RefHeading___Toc1022_77539686" text:style-name="Index_20_Link" text:visited-style-name="Index_20_Link">1.2 Methodik<text:tab/>11</text:a></text:p>
          <text:p text:style-name="P125"><text:a xlink:type="simple" xlink:href="#__RefHeading___Toc1096_77539686" text:style-name="Index_20_Link" text:visited-style-name="Index_20_Link">1.2.1 Aufbereitung der Daten für Algorithmen<text:tab/>11</text:a></text:p>
          <text:p text:style-name="P125"><text:a xlink:type="simple" xlink:href="#__RefHeading___Toc1098_77539686" text:style-name="Index_20_Link" text:visited-style-name="Index_20_Link">1.2.2 Training und Evaluierung verschiedener Modelle<text:tab/>11</text:a></text:p>
          <text:p text:style-name="P125"><text:a xlink:type="simple" xlink:href="#__RefHeading___Toc1100_77539686" text:style-name="Index_20_Link" text:visited-style-name="Index_20_Link">1.2.3 Metriken<text:tab/>11</text:a></text:p>
          <text:p text:style-name="P125"><text:a xlink:type="simple" xlink:href="#__RefHeading___Toc423_3143690850" text:style-name="Index_20_Link" text:visited-style-name="Index_20_Link">1.2.4 Datensatz<text:tab/>12</text:a></text:p>
          <text:p text:style-name="P124"><text:a xlink:type="simple" xlink:href="#__RefHeading___Toc427_3143690850" text:style-name="Index_20_Link" text:visited-style-name="Index_20_Link">1.3 Modelle<text:tab/>12</text:a></text:p>
          <text:p text:style-name="P125"><text:a xlink:type="simple" xlink:href="#__RefHeading___Toc1102_77539686" text:style-name="Index_20_Link" text:visited-style-name="Index_20_Link">1.3.1 Lineare Regression<text:tab/>13</text:a></text:p>
          <text:p text:style-name="P125"><text:a xlink:type="simple" xlink:href="#__RefHeading___Toc1104_77539686" text:style-name="Index_20_Link" text:visited-style-name="Index_20_Link">1.3.2 Ridge Regression<text:tab/>14</text:a></text:p>
          <text:p text:style-name="P125"><text:a xlink:type="simple" xlink:href="#__RefHeading___Toc1106_77539686" text:style-name="Index_20_Link" text:visited-style-name="Index_20_Link">1.3.3 Lasso Regression<text:tab/>14</text:a></text:p>
          <text:p text:style-name="P125"><text:a xlink:type="simple" xlink:href="#__RefHeading___Toc1108_77539686" text:style-name="Index_20_Link" text:visited-style-name="Index_20_Link">1.3.4 Decision Tree Regression<text:tab/>15</text:a></text:p>
          <text:p text:style-name="P125"><text:a xlink:type="simple" xlink:href="#__RefHeading___Toc1110_77539686" text:style-name="Index_20_Link" text:visited-style-name="Index_20_Link">1.3.5 Random Forest Regression<text:tab/>15</text:a></text:p>
          <text:p text:style-name="P124"><text:a xlink:type="simple" xlink:href="#__RefHeading___Toc709_984200755" text:style-name="Index_20_Link" text:visited-style-name="Index_20_Link">1.4 Technologien<text:tab/>16</text:a></text:p>
          <text:p text:style-name="P124"><text:a xlink:type="simple" xlink:href="#__RefHeading___Toc429_3143690850" text:style-name="Index_20_Link" text:visited-style-name="Index_20_Link">1.5 Praktischer Teil<text:tab/>16</text:a></text:p>
          <text:p text:style-name="P125"><text:a xlink:type="simple" xlink:href="#__RefHeading___Toc431_3143690850" text:style-name="Index_20_Link" text:visited-style-name="Index_20_Link">1.5.1 Methode<text:tab/>16</text:a></text:p>
          <text:p text:style-name="P125"><text:a xlink:type="simple" xlink:href="#__RefHeading___Toc433_3143690850" text:style-name="Index_20_Link" text:visited-style-name="Index_20_Link">1.5.2 Vergleich der Ergebnisse<text:tab/>16</text:a></text:p>
          <text:p text:style-name="P125"><text:a xlink:type="simple" xlink:href="#__RefHeading___Toc435_3143690850" text:style-name="Index_20_Link" text:visited-style-name="Index_20_Link">1.5.3 Analyse<text:tab/>16</text:a></text:p>
          <text:p text:style-name="P123"><text:a xlink:type="simple" xlink:href="#__RefHeading___Toc437_3143690850" text:style-name="Index_20_Link" text:visited-style-name="Index_20_Link">2 Schluss<text:tab/>17</text:a></text:p>
        </text:index-body>
      </text:table-of-content>
      <text:p text:style-name="P112"/>
      <text:p text:style-name="P113"/>
      <text:p text:style-name="Anmerkungen">ANMERKUNG: Dieses Inhaltverzeichnis generiert sich selbst.</text:p>
      <text:list xml:id="list49722993" text:style-name="WWNum29">
        <text:list-item>
          <text:h text:style-name="P149" text:outline-level="1"><text:bookmark-start text:name="_Toc264537158"/><text:bookmark-start text:name="__RefHeading___Toc869_567983002"/><text:bookmark-start text:name="_Toc264537884"/><text:bookmark-start text:name="_Toc296002798"/><text:bookmark-start text:name="_Toc114210880"/>E<text:bookmark-end text:name="_Toc264537158"/><text:bookmark-end text:name="_Toc264537884"/><text:bookmark-end text:name="_Toc296002798"/><text:bookmark-end text:name="_Toc114210880"/>inleitung<text:bookmark-end text:name="__RefHeading___Toc869_567983002"/></text:h>
        </text:list-item>
      </text:list>
      <text:p text:style-name="P25"><text:span text:style-name="T20">/* </text:span><text:span text:style-name="T19">Re</text:span><text:span text:style-name="T27">do this when finished with the rest</text:span></text:p>
      <text:p text:style-name="P57"><text:span text:style-name="T2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21">it herkömmlichen Methoden ist dieser Berg an Daten kaum noch zu bewältigen.</text:span><text:span text:style-name="T21"><office:annotation><dc:creator>Unknown Author</dc:creator><dc:date>2018-09-13T10:51:25.363295543</dc:date><text:p text:style-name="P160"><text:span text:style-name="T86">Citation needed</text:span></text:p></office:annotation></text:span><text:span text:style-name="T21">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22">Jedoch ist das Feld des Machine Learnings sehr breit gefächert.</text:span></text:p>
      <text:p text:style-name="P48"/>
      <text:p text:style-name="P81"><text:span text:style-name="T21">Z</text:span><text:span text:style-name="T19">iel dieser Arbeit ist es einen Überblick über grundlegende Methoden des Machine Learning anhand eines realen Datensatzes zu geben. Zur Veranschaulichung werden alle Kaufverträge von Grunds</text:span><text:span text:style-name="T24">t</text:span><text:span text:style-name="T19">ücken in Wien seit 1970 herangezogen. Für die Kaufverträge soll eine Vorhersage über den Quadratmeterpreis getroffen werden. Die Methoden beschrieben und verglichen </text:span><text:span text:style-name="T23">werden</text:span><text:span text:style-name="T19">.</text:span><text:span text:style-name="T26"> */</text:span></text:p>
      <text:p text:style-name="P49"><text:change-start text:change-id="ct94742706913600"/><office:annotation><dc:creator>Unknown Author</dc:creator><dc:date>2018-09-13T10:56:19.623552623</dc:date><text:p text:style-name="P160"><text:span text:style-name="T86">Own sub section for „how to read this thesis“</text:span></text:p></office:annotation><text:change-end text:change-id="ct94742706913600"/></text:p>
      <text:p text:style-name="P1">Im ersten Part<text:change-start text:change-id="ct94742707315568"/><office:annotation><dc:creator>Unknown Author</dc:creator><dc:date>2018-09-13T10:54:56.559239080</dc:date><text:p text:style-name="P160"><text:span text:style-name="T87">Concrete reference!</text:span></text:p></office:annotation><text:change-end text:change-id="ct94742707315568"/> dieser Arbeit werden einige Grundlagen erläutert, die ein Verständnis für <text:s/>den Bereich Machine Learning vermitteln sollen. <text:span text:style-name="T1">Dazu gehören das Trainieren von Modell</text:span><text:change-start text:change-id="ct94742707694880"/><text:span text:style-name="T1">en</text:span><text:change-end text:change-id="ct94742707694880"/><text:change text:change-id="ct94742707120960"/><text:span text:style-name="T1">, Validierungsmethoden und bekannte Probleme im Machine Learning. Dieser </text:span><text:change text:change-id="ct94742706225392"/><text:change-start text:change-id="ct94742706227344"/><text:span text:style-name="T1">Teil</text:span><text:change-end text:change-id="ct94742706227344"/><text:span text:style-name="T1"> ist für weniger versierte Leser um die daraufhin aufgestellte Methodik besser zu verstehen und kann übersprungen werden, wenn man mit der Materie schon vertraut ist.</text:span></text:p>
      <text:p text:style-name="P1"/>
      <text:p text:style-name="P1">Im theoretischen <text:change text:change-id="ct94742707070464"/><text:change-start text:change-id="ct94742707193776"/><text:span text:style-name="T69">Teil</text:span><text:change-end text:change-id="ct94742707193776"/> wird <text:change text:change-id="ct94742706157072"/><text:change-start text:change-id="ct94742706915248"/><text:span text:style-name="T70">auf das, im theoretischen Teil erarbeitete Wissen</text:span><text:change-end text:change-id="ct94742706915248"/> aufgebaut und die Problemstellung genauer beschrieben<text:change-start text:change-id="ct94742707627552"/>,<text:change-end text:change-id="ct94742707627552"/> sowie eine entsprechende Methodik aufgestellt. <text:span text:style-name="T1">Der Datensatz wird analysiert und das theoretische Wissen für einige häufig genutzte Modelle beschrieben. </text:span></text:p>
      <text:p text:style-name="P89"/>
      <text:p text:style-name="P89">Ist die Methodik und das theoretische Wissen des Lesers aufgebaut, wird die praktische Umsetzung mit einem Framework beschrieben. Und die Verhalten der einzelnen Modelle beschrieben.</text:p>
      <text:p text:style-name="P89"/>
      <text:p text:style-name="P89">Die Ergebnisse des praktischen Teils werden im Schlussteil analysiert und auf etwaiige Ausreißer näher eingegangen.<text:change-start text:change-id="ct94742706352128"/><office:annotation><dc:creator>Unknown Author</dc:creator><dc:date>2018-09-13T10:59:17.763066227</dc:date><text:p text:style-name="P160"><text:span text:style-name="T87">Structure</text:span></text:p></office:annotation></text:p>
      <text:p text:style-name="P47"/>
      <text:p text:style-name="P47"><office:annotation><dc:creator>Unknown Author</dc:creator><dc:date>2018-09-13T10:59:52.058928504</dc:date><text:p text:style-name="P160"><text:span text:style-name="T86">Own subsection for related work</text:span></text:p></office:annotation><text:change-end text:change-id="ct94742706352128"/></text:p>
      <text:p text:style-name="P50">Sollte das Bedürfnis bestehen sich tiefergehend mit der Theorie und den mathematischen Grund<text:span text:style-name="T55">lagen, sowie Methoden zu Validierung zu befassen, wird hier vor allem Data Mining </text:span><text:soft-page-break/><text:span text:style-name="T55">von Ian Witten empfohlen. Auf dem auch große Teile der Arbeit aufbauen. Außerdem ist die Dokumentation des verwendeten Frameworks, Scikit-learn, sehr informativ aufgebaut, wenn es zu praktischen Anwendung der Modelle geht.</text:span></text:p>
      <text:p text:style-name="P81"><text:span text:style-name="T19">// …. </text:span><text:span text:style-name="T25">Source has to be inserted</text:span></text:p>
      <text:p text:style-name="P46"># …. smth has to be written</text:p>
      <text:p text:style-name="P46">? …. needs a fact check</text:p>
      <text:p text:style-name="P90"><text:span text:style-name="T19">/* </text:span><text:span text:style-name="T28">comment</text:span></text:p>
      <text:h text:style-name="P150" text:outline-level="1"><text:bookmark-start text:name="__RefHeading___Toc417_3143690850"/>Hauptteil<text:bookmark-end text:name="__RefHeading___Toc417_3143690850"/></text:h>
      <text:h text:style-name="P152" text:outline-level="2"><text:bookmark-start text:name="__RefHeading___Toc1020_77539686"/>Einführung ins Machine Learning<text:bookmark-end text:name="__RefHeading___Toc1020_77539686"/></text:h>
      <text:p text:style-name="P91">Machine Learning wird vor allem in <text:span text:style-name="T57">den </text:span>Bereichen Klassifizierung und Regressionen <text:span text:style-name="T56">angewendet.</text:span><text:change-start text:change-id="ct94742706424560"/><text:span text:style-name="T56"><office:annotation><dc:creator>Unknown Author</dc:creator><dc:date>2018-09-13T11:00:22.691925959</dc:date><text:p text:style-name="P160"><text:span text:style-name="T87">Citation needed</text:span></text:p></office:annotation></text:span><text:change-end text:change-id="ct94742706424560"/><text:span text:style-name="T56"> Das Schätzen eines numerischen Wertes, wie zum Beispiel eines Grundstückspreises, fällt unter die Regressionsaufgaben. Die Regression beschreibt in der Statistik und weitergehend auch im Machine Learninng das modellieren eines Zusammenhangs zwischen unabhängigen Variablen oder auch Features</text:span><text:change-start text:change-id="ct94742707205504"/><text:span text:style-name="T56"><office:annotation><dc:creator>Unknown Author</dc:creator><dc:date>2018-09-13T11:00:49.946885197</dc:date><text:p text:style-name="P160"><text:span text:style-name="T87">What is a feature?</text:span></text:p></office:annotation></text:span><text:change-end text:change-id="ct94742707205504"/><text:span text:style-name="T56"> und einer abhängigen Variable. Die unabhängigen Variablen sind dabei der Input für das erstellte Modell und die abhängige Variable der Output. Im Fall dieser Arbeit ist die abhängige Variable der Grundstückspreis und die unabhängigen Variablen sind die restlichen Features oder auch Spalten</text:span><text:change-start text:change-id="ct94742707626384"/><text:span text:style-name="T56"><office:annotation><dc:creator>Unknown Author</dc:creator><dc:date>2018-09-13T11:01:27.947298963</dc:date><text:p text:style-name="P160"><text:span text:style-name="T87">„</text:span><text:span text:style-name="T87">Spalten“?</text:span></text:p></office:annotation></text:span><text:change-end text:change-id="ct94742707626384"/><text:span text:style-name="T56"> im Datensatz. Jeder Eintrag im Datensatz wird im weiteren als Instanz bezeichnet.</text:span></text:p>
      <text:p text:style-name="P91"/>
      <text:p text:style-name="P2">Der Begriff Modell fällt in diesem Kontext häufig. <text:span text:style-name="T2">Im Bereich der Regressionsanalyse besitzt ein Modell einen oder mehr</text:span><text:change-start text:change-id="ct94742706353920"/><text:span text:style-name="T2">ere</text:span><text:change-end text:change-id="ct94742706353920"/><text:span text:style-name="T2"> Parameter</text:span><text:change-start text:change-id="ct94742706855824"/><text:span text:style-name="T2">,</text:span><text:change-end text:change-id="ct94742706855824"/><text:span text:style-name="T2"> die bestimmen wie eine Vorhersage ausfällt, wenn das Modell eine neue Instanz </text:span><text:change text:change-id="ct94742706321792"/><text:change-start text:change-id="ct94742706322128"/><text:span text:style-name="T2">schätzt</text:span><text:change-end text:change-id="ct94742706322128"/><text:span text:style-name="T2">. Ein Lernalgorithmus versucht die optimalen Parameter für zukünftige Vorhersagen zu finden. Diese Lernalgorithmen können über sogenannte Hyperparameter beeinflusst werden. </text:span><text:change text:change-id="ct94742707426112"/><text:change-start text:change-id="ct94742707363152"/><text:span text:style-name="T2">S</text:span><text:change-end text:change-id="ct94742707363152"/><text:change text:change-id="ct94742707629632"/><text:span text:style-name="T2">ie</text:span><text:change-start text:change-id="ct94742706914608"/><text:span text:style-name="T2"> </text:span><text:change-end text:change-id="ct94742706914608"/><text:change-start text:change-id="ct94742706920000"/><text:span text:style-name="T2">können</text:span><text:change-end text:change-id="ct94742706920000"/><text:span text:style-name="T2"> ein Modell</text:span><text:change-start text:change-id="ct94742706354192"/><text:span text:style-name="T2"> in seiner Anpassung </text:span><text:change-end text:change-id="ct94742706354192"/><text:change text:change-id="ct94742706228992"/><text:change-start text:change-id="ct94742706320800"/><text:span text:style-name="T2">an einen Trainingsdatensatz <text:s/></text:span><text:change-end text:change-id="ct94742706320800"/><text:span text:style-name="T2">einschränken</text:span><text:change text:change-id="ct94742707614496"/><text:span text:style-name="T2">, </text:span><text:change text:change-id="ct94742706355312"/><text:change-start text:change-id="ct94742706890864"/><text:span text:style-name="T2">um</text:span><text:change-end text:change-id="ct94742706890864"/><text:span text:style-name="T2"> einer Überanpassung an diesen kommt. Auf die hier angesprochenen </text:span><text:change text:change-id="ct94742706884768"/><text:change-start text:change-id="ct94742706891088"/><text:span text:style-name="T2">Konzepte</text:span><text:change-end text:change-id="ct94742706891088"/><text:span text:style-name="T2"> wird im Kapitel „Modelle“ noch näher eingegangen. // hands on ML 494</text:span></text:p>
      <text:p text:style-name="P94"/>
      <text:p text:style-name="P95"><text:change-start text:change-id="ct94742706321392"/><office:annotation><dc:creator>Unknown Author</dc:creator><dc:date>2018-09-13T11:05:49.208422954</dc:date><text:p text:style-name="P160"><text:span text:style-name="T87">Subsection? „shortcomings?“. Is this actually relevant right now?</text:span></text:p></office:annotation><text:change-end text:change-id="ct94742706321392"/>Eine Überanpassung ensteht oft, wenn ein zu komplexes Modell für einen Datensatz angewendet wird <text:span text:style-name="T60">oder aber zu wenig Traingsdaten vorhanden sind um generelle Regeln für die Problemstellung herzuleiten</text:span>. Das hat zu<text:change-start text:change-id="ct94742706164304"/><text:span text:style-name="T71">r</text:span><text:change-end text:change-id="ct94742706164304"/> Folge, dass das trainierte Modell zwar präzise Vorhersagen am Trainingsdatensatz treffen kann, jedoch versagt wenn es eine Vorhersage für eine neue Instanz treffen muss. <text:span text:style-name="T61">Typischerweise kann dem entgegengewirkt werden, indem mehr Daten beschafft werden</text:span><text:change-start text:change-id="ct94742706228144"/><text:span text:style-name="T61"><office:annotation><dc:creator>Unknown Author</dc:creator><dc:date>2018-09-13T11:06:44.656018637</dc:date><text:p text:style-name="P160"><text:span text:style-name="T87">Too vague!</text:span></text:p></office:annotation></text:span><text:change-end text:change-id="ct94742706228144"/><text:span text:style-name="T61"> oder das Modell simplifiziert und eingeschränkt wird.</text:span><text:change-start text:change-id="ct94742707370272"/><text:span text:style-name="T61"><office:annotation><dc:creator>Unknown Author</dc:creator><dc:date>2018-09-13T11:10:33.508828727</dc:date><text:p text:style-name="P160"><text:span text:style-name="T87">Citation needed</text:span></text:p></office:annotation></text:span><text:change-end text:change-id="ct94742707370272"/></text:p>
      <text:p text:style-name="P95"/>
      <text:p text:style-name="P96">&lt;Grafik&gt;Overfitting (// Hands on 26 or generate graph with decision tree)&lt;/Grafik&gt;</text:p>
      <text:p text:style-name="P95"/>
      <text:p text:style-name="P3">Um eine Überanpassung oder andere typische Machine Learning Probleme zu erkennen, werden Datensätze meistens über drei Sets verteilt: Ein Trainingsset, ein Validierungsset und ein Testset. So kann ein Modell <text:change text:change-id="ct94742705867344"/><text:change-start text:change-id="ct94742706229488"/><text:span text:style-name="T72">anhand des</text:span><text:change-end text:change-id="ct94742706229488"/> Trainingsset<text:change-start text:change-id="ct94742707692864"/><text:span text:style-name="T72">s</text:span><text:change-end text:change-id="ct94742707692864"/> trainiert<text:change text:change-id="ct94742705864768"/>, anhand der Validierungssets überprüft und mit anderen Modells verglichen <text:change text:change-id="ct94742707612912"/><text:s/>und <text:change text:change-id="ct94742705281904"/><text:change-start text:change-id="ct94742705984752"/><text:span text:style-name="T73">anhand des</text:span><text:change-end text:change-id="ct94742705984752"/> Testset <text:change text:change-id="ct94742707695104"/><text:s/>die Genauigkeit des trainierten Modells überprüft werden<text:change-start text:change-id="ct94742707000480"/><office:annotation><dc:creator>Unknown Author</dc:creator><dc:date>2018-09-13T11:10:00.035064592</dc:date><text:p text:style-name="P160"><text:span text:style-name="T87">Structure, citation needed</text:span></text:p></office:annotation><text:change-end text:change-id="ct94742707000480"/>. <text:span text:style-name="T59">Es gibt einige Techniken die es ermöglichen ein Modell mehrmals an Subsets des Trainingsdatensatzes trainiert werden und an anderen Subsets validiert werden können. Die wohl am häufigsten benutzte Methode ist die „k-fold cross val</text:span><text:soft-page-break/><text:span text:style-name="T59">idation“. Diese wird im Abschnit „Cross Validation“ genauer behandelt.</text:span></text:p>
      <text:p text:style-name="P3"/>
      <text:p text:style-name="P4">Zusammenfassend geht es <text:change text:change-id="ct94742707425632"/><text:s/>darum, dass ein Modell den Zusammenhang zwischen Input und Output in einem Trainingsdatensatz darstellen kann. Um jedoch präzise Vorraussagen für neue Instanzen treffen zu können, muss ein Modell mithilfe eines <text:span text:style-name="T62">anpassbaren </text:span>Lernalgorithmus <text:span text:style-name="T62">trainiert werden. Ist dies geschehen, kann seine Performance der anderer Modelle gegenübergestellt werden und verglichen werden und das beste Modell für die gegebene Aufgabenstellung gewählt werden.</text:span><text:change-start text:change-id="ct94742705970432"/><text:span text:style-name="T62"><office:annotation><dc:creator>Unknown Author</dc:creator><dc:date>2018-09-13T11:12:02.949083223</dc:date><text:p text:style-name="P160"><text:span text:style-name="T87">Structure</text:span></text:p></office:annotation></text:span><text:change-end text:change-id="ct94742705970432"/></text:p>
      <text:p text:style-name="Standard"/>
      <text:h text:style-name="P147" text:outline-level="3">Cross Validation // Data Mining Chapter 5</text:h>
      <text:p text:style-name="P99">Grundsätzlich gilt die Regel, dass ein Modell bessere Vorhersagen trifft, je mehr Trainingsdaten es erhalten hat.<text:change-start text:change-id="ct94742706986160"/><office:annotation><dc:creator>Unknown Author</dc:creator><dc:date>2018-09-13T11:13:06.918253081</dc:date><text:p text:style-name="P160"><text:span text:style-name="T87">Citation needed</text:span></text:p></office:annotation><text:change-end text:change-id="ct94742706986160"/> Eine praktische Methode um <text:span text:style-name="T63">den Nutzen </text:span>eine<text:span text:style-name="T63">s</text:span> Datensatz<text:span text:style-name="T63">es auszureizen</text:span> ist die „k-fold cross validation“. Sie ermöglicht es, dass <text:span text:style-name="T63">Modelle zu vergleichen ohne den Trainingsdatensatz in ein Trainingsset und ein Validierungsset geteilt werden muss.</text:span><text:change-start text:change-id="ct94742705793600"/><text:span text:style-name="T63"><office:annotation><dc:creator>Unknown Author</dc:creator><dc:date>2018-09-13T11:13:22.599902101</dc:date><text:p text:style-name="P160"><text:span text:style-name="T87">Explain!</text:span></text:p></office:annotation></text:span><text:change-end text:change-id="ct94742705793600"/></text:p>
      <text:p text:style-name="P100"/>
      <text:p text:style-name="P92">Bei der „k-fold cross validation“ wird das Trainingsset in k Subsets aufgeteilt und das zu evaluierende Modell k mal trainiert<text:change-start text:change-id="ct94742707622688"/><office:annotation><dc:creator>Unknown Author</dc:creator><dc:date>2018-09-13T11:13:58.246884573</dc:date><text:p text:style-name="P160"><text:span text:style-name="T87">Once per subset?</text:span></text:p></office:annotation><text:change-end text:change-id="ct94742707622688"/>. Hierbei ist zu beachten, dass jeweils eines der Subsets zur Validierung verwendet wird und der Rest zum trainieren.<text:span text:style-name="T53"> Das hat zur Folge, dass jede Instanz im Trainingsdatensatz sowohl für das Training als auch für die Validierung verwendet werden kann. Es ist gewisserweise Standard, dass eine „10-fold cross validation“ angewandt wird, da sie aus Erfahrung zu guten Ergebnissen führt.</text:span></text:p>
      <text:p text:style-name="P92"/>
      <text:p text:style-name="P93">&lt;Grafik&gt;k-fold cross validation&lt;/Grafik&gt;</text:p>
      <text:p text:style-name="P93"/>
      <text:p text:style-name="P5">Das hat nicht nur den Vorteil, dass die Trainingsdaten optimal genutzt werden können, sondern auch, dass <text:change text:change-id="ct94742706162944"/><text:change-start text:change-id="ct94742707159408"/><text:span text:style-name="T74">aufgrund</text:span><text:change-end text:change-id="ct94742707159408"/> <text:change text:change-id="ct94742705793824"/><text:s/>mehreren Wertungen eine Standardabweichung festgestellt werden kann.</text:p>
      <text:p text:style-name="P5"/>
      <text:p text:style-name="P6">Ein Nachteil besteht darin, dass <text:change text:change-id="ct94742706169760"/><text:s/>mehrmals trainiert und getestet werden muss. Was in anbetracht größerer Datensätze eine Menge Zeit kosten kann<text:change-start text:change-id="ct94742706829024"/><office:annotation><dc:creator>Unknown Author</dc:creator><dc:date>2018-09-13T11:18:13.460368182</dc:date><text:p text:style-name="P160"><text:span text:style-name="T87">Structure</text:span></text:p></office:annotation><text:change-end text:change-id="ct94742706829024"/>. Es ist also sehr Rechenintensiv gute Messungen der Performance zu erhalten.</text:p>
      <text:p text:style-name="P98"><text:bookmark-start text:name="__RefHeading___Toc419_3143690850"/><text:bookmark-end text:name="__RefHeading___Toc419_3143690850"/></text:p>
      <text:h text:style-name="Heading_20_2" text:outline-level="2"><text:bookmark-start text:name="__RefHeading___Toc1022_77539686"/>Methodik<text:bookmark-end text:name="__RefHeading___Toc1022_77539686"/></text:h>
      <text:p text:style-name="P7"><text:change text:change-id="ct94742707362272"/><text:change-start text:change-id="ct94742706229216"/><office:annotation><dc:creator>Unknown Author</dc:creator><dc:date>2018-09-13T11:35:58.818598600</dc:date><text:p text:style-name="P160"><text:span text:style-name="T87">Structure</text:span></text:p></office:annotation><text:change-end text:change-id="ct94742706229216"/><text:change text:change-id="ct94742706466352"/><text:span text:style-name="T46">Um eine Vergleichbarkeit zu gewährleisten, werden die Daten für alle Modelle gleich vorbereitet. Weiters soll verglichen werden wie lange es dauert die Modell zu trainiren neue Vorhersagen zu treffen.</text:span></text:p>
      <text:p text:style-name="P7"/>
      <text:h text:style-name="Heading_20_3" text:outline-level="3"><text:bookmark-start text:name="__RefHeading___Toc1096_77539686"/><text:soft-page-break/>Aufbereitung der Daten für Algorithmen<text:bookmark-end text:name="__RefHeading___Toc1096_77539686"/></text:h>
      <text:p text:style-name="P83">Da der Datensatz nicht vollständig ist müssen einige Vorbereitungen getroffen werden bevor die Machine Learning Modelle damit trainiert werden können. Dazu wird zuerst eine Analyse der Daten durchgeführt um zu Schlussfolgern welche Features wichtig für eine Vorhersage sind und welche vernachlässigbar sind<text:change-start text:change-id="ct94742706875280"/><office:annotation><dc:creator>Unknown Author</dc:creator><dc:date>2018-09-13T11:37:27.365665445</dc:date><text:p text:style-name="P160"><text:span text:style-name="T87">Structure</text:span></text:p></office:annotation><text:change-end text:change-id="ct94742706875280"/>. Es können auch neue Features erzeugt werden aus Kombinationen verschiedener Features.<text:change-start text:change-id="ct94742706226240"/><office:annotation><dc:creator>Unknown Author</dc:creator><dc:date>2018-09-13T11:37:46.372830782</dc:date><text:p text:style-name="P160"><text:span text:style-name="T87">Context?</text:span></text:p></office:annotation><text:change-end text:change-id="ct94742706226240"/></text:p>
      <text:p text:style-name="P83"/>
      <text:p text:style-name="P83">Dafür wird eine Pipeline erstellt, die sowohl den Trainingsdatensatz wie auch den Testdatensatz in ein einheitliches Format bringen soll.<text:change-start text:change-id="ct94742707208736"/><office:annotation><dc:creator>Unknown Author</dc:creator><dc:date>2018-09-13T11:38:22.606210199</dc:date><text:p text:style-name="P160"><text:span text:style-name="T87">Context (previous paragraph?!) </text:span></text:p></office:annotation><text:change-end text:change-id="ct94742707208736"/> Um mehr Tests durchführen zu können und zu vergleichen welche <text:span text:style-name="T47">Features für verschiedene Modelle eine größere Rolle spielen könnten, werden zwei Pipelines erstellt, welche die Datensätze auf jeweils anders vorbereiten.</text:span><text:change-start text:change-id="ct94742707618064"/><text:span text:style-name="T47"><office:annotation><dc:creator>Unknown Author</dc:creator><dc:date>2018-09-13T11:39:10.741946392</dc:date><text:p text:style-name="P160"><text:span text:style-name="T87">And how exactly does this work then?</text:span></text:p></office:annotation></text:span><text:change-end text:change-id="ct94742707618064"/></text:p>
      <text:p text:style-name="P83"/>
      <text:h text:style-name="Heading_20_3" text:outline-level="3"><text:bookmark-start text:name="__RefHeading___Toc1098_77539686"/>Training und <text:span text:style-name="T52">Evaluierung</text:span> verschiedener Modelle<text:bookmark-end text:name="__RefHeading___Toc1098_77539686"/></text:h>
      <text:p text:style-name="P84">Sobald die Daten <text:span text:style-name="T51">p</text:span>räpariert worden sind, werden die gewählten Modelle mit diesen trainiert und anschließend <text:span text:style-name="T48">wird ihre Präzision anhand des Validierungsdatensatzes beurteilt. Wird auch anhand der Rechenkomplexität und der reallen Performance verglichen wie schnell die Modelle sind.</text:span><text:change-start text:change-id="ct94742707256288"/><text:span text:style-name="T48"><office:annotation><dc:creator>Unknown Author</dc:creator><dc:date>2018-09-13T11:39:45.917876422</dc:date><text:p text:style-name="P160"><text:span text:style-name="T87">Structure!</text:span></text:p></office:annotation></text:span><text:change-end text:change-id="ct94742707256288"/></text:p>
      <text:p text:style-name="P82"/>
      <text:h text:style-name="Heading_20_3" text:outline-level="3"><text:bookmark-start text:name="__RefHeading___Toc1100_77539686"/>Metriken<text:bookmark-end text:name="__RefHeading___Toc1100_77539686"/></text:h>
      <text:p text:style-name="P58">// Hands on Machine Learning 37</text:p>
      <text:p text:style-name="P58">// Data Mining <text:span text:style-name="T44">(Chapter 5)</text:span> <text:span text:style-name="T44">194</text:span></text:p>
      <text:p text:style-name="P58">// <text:span text:style-name="T54">Maybe add something from sklearn model evaluation</text:span></text:p>
      <text:p text:style-name="P8">Da es sich um ein Regressionsproblem handelt<text:change-start text:change-id="ct94742706007200"/><office:annotation><dc:creator>Unknown Author</dc:creator><dc:date>2018-09-13T11:40:29.439530258</dc:date><text:p text:style-name="P160"><text:span text:style-name="T87">Elaborate!</text:span></text:p></office:annotation><text:change-end text:change-id="ct94742706007200"/>, kann die Präzision der Modelle nicht allein dadurch ausgedrückt werden ob das Modell mit seiner Vorhersage richtig liegt oder nicht. Bei einer Regression <text:change text:change-id="ct94742705555792"/><text:change-start text:change-id="ct94742708560704"/><text:span text:style-name="T75">ist eine</text:span><text:change-end text:change-id="ct94742708560704"/><text:change-start text:change-id="ct94742707039312"/><text:span text:style-name="T75"> 100%ige Genauigkeit nicht erreichbar (geht eigentlich noch besser!)</text:span><text:change-end text:change-id="ct94742707039312"/>, stattdessen werden die meisten Vorhersagen<text:change-start text:change-id="ct94742707625968"/><office:annotation><dc:creator>Unknown Author</dc:creator><dc:date>2018-09-13T11:41:44.593415362</dc:date><text:p text:style-name="P160"><text:span text:style-name="T87">„</text:span><text:span text:style-name="T87">most“ or „all“?</text:span></text:p></office:annotation><text:change-end text:change-id="ct94742707625968"/> vom Soll-Wert abweichen. Das heißt, dass <text:change text:change-id="ct94742708562320"/><text:s/>Fehler in verschiedenen Größen auftreten.</text:p>
      <text:p text:style-name="P8"/>
      <text:p text:style-name="P9">Die wohl am häufigsten benutzte Metrik um die Präzision eines Regressionsmodells festzustellen, ist der Mean Squared Error<text:change-start text:change-id="ct94742707497056"/><office:annotation><dc:creator>Unknown Author</dc:creator><dc:date>2018-09-13T11:42:14.001024148</dc:date><text:p text:style-name="P160"><text:span text:style-name="T87">Citation needed!</text:span></text:p></office:annotation><text:change-end text:change-id="ct94742707497056"/>. <text:change text:change-id="ct94742706167808"/><text:span text:style-name="T3">wird der Fehler aller Vorhersagen zusammengerechnet und ein Durchschnittsfehler über alle Vorhersagen errechnet. Häufig wird auch der Root Mean Squared Error zum Vergleich herangezogen. Das heißt ledlglich, dass der errechnete Fehler in einer ähnlichen Dimension ist, wie die Vorhersage.</text:span><text:change-start text:change-id="ct94742707084960"/><text:span text:style-name="T3"><office:annotation><dc:creator>Unknown Author</dc:creator><dc:date>2018-09-13T11:42:58.218507784</dc:date><text:p text:style-name="P160"><text:span text:style-name="T87">Elaborate on the build up of the metric</text:span></text:p></office:annotation></text:span><text:change-end text:change-id="ct94742707084960"/></text:p>
      <text:p text:style-name="P58"/>
      <text:p text:style-name="P88">&lt;Formel&gt;Mean Squared Error&lt;/Formel&gt;</text:p>
      <text:p text:style-name="P88">&lt;Legende/&gt;</text:p>
      <text:p text:style-name="P88"><text:soft-page-break/></text:p>
      <text:p text:style-name="P10">Neben dem Mean Squared Error ist eine weitere häufige Metrik der Mean Absolute Error.<text:change-start text:change-id="ct94742705267952"/><office:annotation><dc:creator>Unknown Author</dc:creator><dc:date>2018-09-13T11:43:20.626789703</dc:date><text:p text:style-name="P160"><text:span text:style-name="T87">Citation needed</text:span></text:p></office:annotation><text:change-end text:change-id="ct94742705267952"/> Der Unterscheid <text:change-start text:change-id="ct94742706258736"/><text:span text:style-name="T76">zwischen Mean Squared Error und Absolute Error </text:span><text:change-end text:change-id="ct94742706258736"/>besteht <text:change-start text:change-id="ct94742707543952"/><text:span text:style-name="T77">in </text:span><text:span text:style-name="T78">…</text:span><text:span text:style-name="T77"> </text:span><text:change-end text:change-id="ct94742707543952"/><text:change text:change-id="ct94742707544256"/>, dass das Vorzeichen der Werte nicht in Betracht gezogen wird sondern lediglich der Betrage des Fehlers gegenüber der Vorhesage. Der Vorteil gegenüber dem MSE<text:change-start text:change-id="ct94742707544480"/><office:annotation><dc:creator>Unknown Author</dc:creator><dc:date>2018-09-13T11:44:29.483686806</dc:date><text:p text:style-name="P160"><text:span text:style-name="T87">You never defined MSE to stand for „Mean Squared Error“</text:span></text:p></office:annotation><text:change-end text:change-id="ct94742707544480"/> ist, dass durch die fehlende Potenzierung Ausreißer nicht so stark ins Gewicht fallen.</text:p>
      <text:p text:style-name="P10"/>
      <text:p text:style-name="P10">&lt;Formel&gt;Mean Absolute Error&lt;/Formel&gt;</text:p>
      <text:p text:style-name="P88"/>
      <text:p text:style-name="P11">Da <text:change text:change-id="ct94742705267088"/><text:change-start text:change-id="ct94742707499328"/><text:span text:style-name="T79">diese Arbeit</text:span><text:change-end text:change-id="ct94742707499328"/> <text:change text:change-id="ct94742707475952"/><text:s/>einen generellen Vergleich der Modelle <text:change text:change-id="ct94742707476176"/><text:change-start text:change-id="ct94742707476640"/><text:span text:style-name="T79">behandelt,</text:span><text:change-end text:change-id="ct94742707476640"/> wird auch<text:change text:change-id="ct94742707476944"/> <text:change text:change-id="ct94742707477248"/><text:change-start text:change-id="ct94742707477872"/><text:span text:style-name="T80">die Größe der</text:span><text:change-end text:change-id="ct94742707477872"/> Rechenkomplexität <text:change text:change-id="ct94742707478176"/><text:change-start text:change-id="ct94742707478480"/>in Betracht gezogen<text:change-end text:change-id="ct94742707478480"/>.<text:change-start text:change-id="ct94742707478704"/><office:annotation><dc:creator>Unknown Author</dc:creator><dc:date>2018-09-13T11:45:48.084356704</dc:date><text:p text:style-name="P160"><text:span text:style-name="T87">Structure</text:span></text:p></office:annotation><text:change-end text:change-id="ct94742707478704"/> Komplexere Modelle können zwar eine höhere Präzision erreichen aber sie zu trainieren oder zu befragen könnte im <text:change text:change-id="ct94742706918048"/><text:change-start text:change-id="ct94742705198912"/><text:span text:style-name="T81">gleichzeitig</text:span> hinsichtlich der Rechenleistung<text:change-end text:change-id="ct94742705198912"/> umso teurer<text:change text:change-id="ct94742705781072"/> sein. Deshalb werden auch Zeitmessungen vorgenommen die zum Vergleich dienen sollen wie schnell oder langsam ein Modell am Datensatz performt.<text:change-start text:change-id="ct94742705199360"/><office:annotation><dc:creator>Unknown Author</dc:creator><dc:date>2018-09-13T11:46:44.397963185</dc:date><text:p text:style-name="P160"><text:span text:style-name="T87">Sturcture</text:span></text:p></office:annotation><text:change-end text:change-id="ct94742705199360"/></text:p>
      <text:p text:style-name="P88"/>
      <text:h text:style-name="P148" text:outline-level="3"><text:bookmark-start text:name="__RefHeading___Toc423_3143690850"/>Datensatz<text:bookmark-end text:name="__RefHeading___Toc423_3143690850"/></text:h>
      <text:p text:style-name="P12">Der bearbeitete Datensatz besitzt die folgenden 17 Spalten. Im praktischen <text:change text:change-id="ct94742705199584"/><text:change-start text:change-id="ct94742706260528"/><text:span text:style-name="T82">Teil</text:span><text:change-end text:change-id="ct94742706260528"/> wird abgehandelt, welche Spalten verwendet werden beziehungsweise wie die Korrelationen zwischen den einzelnen Features und welche neuen Features aus Kombinationen mehrerer Spalten produziert werden<text:change-start text:change-id="ct94742706828432"/><office:annotation><dc:creator>Unknown Author</dc:creator><dc:date>2018-09-13T11:47:38.501721147</dc:date><text:p text:style-name="P160"><text:span text:style-name="T87">We still don‘t know what a feature is ;). Also, what is the importance of the datatype and which datatypes are usable by your algorithms (general question)</text:span></text:p></office:annotation><text:change-end text:change-id="ct94742706828432"/>.</text:p>
      <table:table table:name="Dataset" table:style-name="Dataset">
        <table:table-column table:style-name="Dataset.A" table:number-columns-repeated="3"/>
        <table:table-header-rows>
          <table:table-row table:style-name="Dataset.1">
            <table:table-cell table:style-name="Dataset.A1" office:value-type="string">
              <text:p text:style-name="P127">Spalte</text:p>
            </table:table-cell>
            <table:table-cell table:style-name="Dataset.A1" office:value-type="string">
              <text:p text:style-name="P127">Datentyp</text:p>
            </table:table-cell>
            <table:table-cell table:style-name="Dataset.C1" office:value-type="string">
              <text:p text:style-name="P127">Beispiel</text:p>
            </table:table-cell>
          </table:table-row>
        </table:table-header-rows>
        <table:table-row>
          <table:table-cell table:style-name="Dataset.A2" office:value-type="string">
            <text:p text:style-name="P126">Id</text:p>
          </table:table-cell>
          <table:table-cell table:style-name="Dataset.A2" office:value-type="string">
            <text:p text:style-name="P126">Numerisch</text:p>
          </table:table-cell>
          <table:table-cell table:style-name="Dataset.C2" office:value-type="string">
            <text:p text:style-name="P126">7671</text:p>
          </table:table-cell>
        </table:table-row>
        <table:table-row>
          <table:table-cell table:style-name="Dataset.A2" office:value-type="string">
            <text:p text:style-name="P126">price_per_m2</text:p>
          </table:table-cell>
          <table:table-cell table:style-name="Dataset.A2" office:value-type="string">
            <text:p text:style-name="P126">Numerisch</text:p>
          </table:table-cell>
          <table:table-cell table:style-name="Dataset.C2" office:value-type="string">
            <text:p text:style-name="P126">224.351483991587</text:p>
          </table:table-cell>
        </table:table-row>
        <table:table-row>
          <table:table-cell table:style-name="Dataset.A2" office:value-type="string">
            <text:p text:style-name="P126">transaction_ym</text:p>
          </table:table-cell>
          <table:table-cell table:style-name="Dataset.A2" office:value-type="string">
            <text:p text:style-name="P126">Numerisch</text:p>
          </table:table-cell>
          <table:table-cell table:style-name="Dataset.C2" office:value-type="string">
            <text:p text:style-name="P126">2013-12</text:p>
          </table:table-cell>
        </table:table-row>
        <table:table-row>
          <table:table-cell table:style-name="Dataset.A2" office:value-type="string">
            <text:p text:style-name="P126">plot_area</text:p>
          </table:table-cell>
          <table:table-cell table:style-name="Dataset.A2" office:value-type="string">
            <text:p text:style-name="P126">Numerisch</text:p>
          </table:table-cell>
          <table:table-cell table:style-name="Dataset.C2" office:value-type="string">
            <text:p text:style-name="P126">4279</text:p>
          </table:table-cell>
        </table:table-row>
        <table:table-row>
          <table:table-cell table:style-name="Dataset.A2" office:value-type="string">
            <text:p text:style-name="P126">plot_share</text:p>
          </table:table-cell>
          <table:table-cell table:style-name="Dataset.A2" office:value-type="string">
            <text:p text:style-name="P126">Numerisch</text:p>
          </table:table-cell>
          <table:table-cell table:style-name="Dataset.C2" office:value-type="string">
            <text:p text:style-name="P126">1</text:p>
          </table:table-cell>
        </table:table-row>
        <table:table-row>
          <table:table-cell table:style-name="Dataset.A2" office:value-type="string">
            <text:p text:style-name="P126">property_type</text:p>
          </table:table-cell>
          <table:table-cell table:style-name="Dataset.A2" office:value-type="string">
            <text:p text:style-name="P126">Kategorisch</text:p>
          </table:table-cell>
          <table:table-cell table:style-name="Dataset.C2" office:value-type="string">
            <text:p text:style-name="P126">Betriebsobjekt</text:p>
          </table:table-cell>
        </table:table-row>
        <table:table-row>
          <table:table-cell table:style-name="Dataset.A2" office:value-type="string">
            <text:p text:style-name="P126">cadestral</text:p>
          </table:table-cell>
          <table:table-cell table:style-name="Dataset.A2" office:value-type="string">
            <text:p text:style-name="P126">Kategorisch</text:p>
          </table:table-cell>
          <table:table-cell table:style-name="Dataset.C2" office:value-type="string">
            <text:p text:style-name="P126">Kagran</text:p>
          </table:table-cell>
        </table:table-row>
        <table:table-row>
          <table:table-cell table:style-name="Dataset.A2" office:value-type="string">
            <text:p text:style-name="P126">district</text:p>
          </table:table-cell>
          <table:table-cell table:style-name="Dataset.A2" office:value-type="string">
            <text:p text:style-name="P126">Kategorisch</text:p>
          </table:table-cell>
          <table:table-cell table:style-name="Dataset.C2" office:value-type="string">
            <text:p text:style-name="P126">Donaustadt</text:p>
          </table:table-cell>
        </table:table-row>
        <table:table-row>
          <table:table-cell table:style-name="Dataset.A2" office:value-type="string">
            <text:p text:style-name="P126">contract_type</text:p>
          </table:table-cell>
          <table:table-cell table:style-name="Dataset.A2" office:value-type="string">
            <text:p text:style-name="P126">Kategorisch</text:p>
          </table:table-cell>
          <table:table-cell table:style-name="Dataset.C2" office:value-type="string">
            <text:p text:style-name="P126">Kaufvertrag</text:p>
          </table:table-cell>
        </table:table-row>
        <table:table-row>
          <table:table-cell table:style-name="Dataset.A2" office:value-type="string">
            <text:p text:style-name="P126">land_use</text:p>
          </table:table-cell>
          <table:table-cell table:style-name="Dataset.A2" office:value-type="string">
            <text:p text:style-name="P126">Kategorisch</text:p>
          </table:table-cell>
          <table:table-cell table:style-name="Dataset.C2" office:value-type="string">
            <text:p text:style-name="P126">GB</text:p>
          </table:table-cell>
        </table:table-row>
        <table:table-row>
          <table:table-cell table:style-name="Dataset.A2" office:value-type="string">
            <text:p text:style-name="P126">land_use_share</text:p>
          </table:table-cell>
          <table:table-cell table:style-name="Dataset.A2" office:value-type="string">
            <text:p text:style-name="P126">Numerisch</text:p>
          </table:table-cell>
          <table:table-cell table:style-name="Dataset.C2" office:value-type="string">
            <text:p text:style-name="P126">1</text:p>
          </table:table-cell>
        </table:table-row>
        <table:table-row>
          <table:table-cell table:style-name="Dataset.A2" office:value-type="string">
            <text:p text:style-name="P126">protection_zone</text:p>
          </table:table-cell>
          <table:table-cell table:style-name="Dataset.A2" office:value-type="string">
            <text:p text:style-name="P126">Kategorisch</text:p>
          </table:table-cell>
          <table:table-cell table:style-name="Dataset.C2" office:value-type="string">
            <text:p text:style-name="P126">No</text:p>
          </table:table-cell>
        </table:table-row>
        <table:table-row>
          <table:table-cell table:style-name="Dataset.A2" office:value-type="string">
            <text:p text:style-name="P126">builduing_ban</text:p>
          </table:table-cell>
          <table:table-cell table:style-name="Dataset.A2" office:value-type="string">
            <text:p text:style-name="P126">Kategorisch</text:p>
          </table:table-cell>
          <table:table-cell table:style-name="Dataset.C2" office:value-type="string">
            <text:p text:style-name="P126">No</text:p>
          </table:table-cell>
        </table:table-row>
        <table:table-row>
          <table:table-cell table:style-name="Dataset.A2" office:value-type="string">
            <text:p text:style-name="P126">building_height</text:p>
          </table:table-cell>
          <table:table-cell table:style-name="Dataset.A2" office:value-type="string">
            <text:p text:style-name="P126">Numerisch</text:p>
          </table:table-cell>
          <table:table-cell table:style-name="Dataset.C2" office:value-type="string">
            <text:p text:style-name="P126">10.5</text:p>
          </table:table-cell>
        </table:table-row>
        <table:table-row>
          <table:table-cell table:style-name="Dataset.A2" office:value-type="string">
            <text:p text:style-name="P126">building_floors</text:p>
          </table:table-cell>
          <table:table-cell table:style-name="Dataset.A2" office:value-type="string">
            <text:p text:style-name="P126">Numerisch</text:p>
          </table:table-cell>
          <table:table-cell table:style-name="Dataset.C2" office:value-type="string">
            <text:p text:style-name="P126">6</text:p>
          </table:table-cell>
        </table:table-row>
        <text:soft-page-break/>
        <table:table-row>
          <table:table-cell table:style-name="Dataset.A2" office:value-type="string">
            <text:p text:style-name="P126">building_year</text:p>
          </table:table-cell>
          <table:table-cell table:style-name="Dataset.A2" office:value-type="string">
            <text:p text:style-name="P126">Numerisch</text:p>
          </table:table-cell>
          <table:table-cell table:style-name="Dataset.C2" office:value-type="string">
            <text:p text:style-name="P126">1990</text:p>
          </table:table-cell>
        </table:table-row>
        <table:table-row>
          <table:table-cell table:style-name="Dataset.A2" office:value-type="string">
            <text:p text:style-name="P126">longitude</text:p>
          </table:table-cell>
          <table:table-cell table:style-name="Dataset.A2" office:value-type="string">
            <text:p text:style-name="P126">Numerisch</text:p>
          </table:table-cell>
          <table:table-cell table:style-name="Dataset.C2" office:value-type="string">
            <text:p text:style-name="P126">16.4641634</text:p>
          </table:table-cell>
        </table:table-row>
        <table:table-row>
          <table:table-cell table:style-name="Dataset.A2" office:value-type="string">
            <text:p text:style-name="P126">latitude</text:p>
          </table:table-cell>
          <table:table-cell table:style-name="Dataset.A2" office:value-type="string">
            <text:p text:style-name="P126">Numerisch</text:p>
          </table:table-cell>
          <table:table-cell table:style-name="Dataset.C2" office:value-type="string">
            <text:p text:style-name="P126">48.259071</text:p>
          </table:table-cell>
        </table:table-row>
      </table:table>
      <text:p text:style-name="P12"># Table description and number for reference</text:p>
      <text:p text:style-name="P103"># Rest follows in prectical part</text:p>
      <text:p text:style-name="P85"># Talk with Moritz <text:span text:style-name="T68">about</text:span> exploratory analysis</text:p>
      <text:p text:style-name="P87"># Write about Train <text:span text:style-name="T58">set</text:span>, Validation <text:span text:style-name="T58">set </text:span>Split (1970-2013 / 2013-2017)</text:p>
      <text:p text:style-name="P104"># Splitting data into same equal sized subsets for every algorithm </text:p>
      <text:p text:style-name="P79"/>
      <text:h text:style-name="Heading_20_2" text:outline-level="2"><text:bookmark-start text:name="__RefHeading___Toc427_3143690850"/>Modelle<text:bookmark-end text:name="__RefHeading___Toc427_3143690850"/></text:h>
      <text:p text:style-name="P13">In der Sektion „Einführung ins Machine Learning“ wurde bereits kurz angeschnitten was ein Modell ist und <text:change text:change-id="ct94742706465904"/><text:change-start text:change-id="ct94742706993296"/><text:span text:style-name="T83">welche Faktoren</text:span><text:change-end text:change-id="ct94742706993296"/> einen Einfluss auf Training und Vorhersagen haben kann. <text:change text:change-id="ct94742706773360"/><text:s/>Zunächst werden einige allgemeine Konzepte beschrieben, <text:span text:style-name="T67">welche auf alle Modelle zutreffen aber auch unterscheiden pro Modell</text:span>.<text:change-start text:change-id="ct94742707619104"/><office:annotation><dc:creator>Unknown Author</dc:creator><dc:date>2018-09-13T11:50:40.233212860</dc:date><text:p text:style-name="P160"><text:span text:style-name="T87">Structure</text:span></text:p></office:annotation><text:change-end text:change-id="ct94742707619104"/> <text:span text:style-name="T4">Sind diese abgehandelt werden die Modelle, welche im praktischen Teil zur Anwendung kommen, erläutert und ihre Besonderheiten beschrieben. Sie reichen von simplen Linearen Modellen und Abwandlungen bishin zu </text:span><text:change text:change-id="ct94742708227936"/><text:change-start text:change-id="ct94742706856208"/><text:span text:style-name="T4">komplexeren</text:span><text:change-end text:change-id="ct94742706856208"/><text:span text:style-name="T4"> Ensemble Modellen.</text:span></text:p>
      <text:p text:style-name="P13"/>
      <text:p text:style-name="P14"><text:change text:change-id="ct94742706019664"/>dass ein Modell aus Parametern besteht, welche bestimmen wie eine ein zukünftige Vorhersage getroffen wird. <text:span text:style-name="T64">Im Fall eines Linearen Modells wäre das zum Beispiel die Steigung der Geraden. Sie bestimmt in einem zweidimensionalen Koordinatensystem welcher Output y für einen gegegeben Input x herauskommt.</text:span><text:change-start text:change-id="ct94742707102848"/><text:span text:style-name="T64"><office:annotation><dc:creator>Unknown Author</dc:creator><dc:date>2018-09-13T11:52:39.667122797</dc:date><text:p text:style-name="P160"><text:span text:style-name="T87">Notation! f(x) = y?</text:span></text:p></office:annotation></text:span><text:change-end text:change-id="ct94742707102848"/></text:p>
      <text:p text:style-name="P97"/>
      <text:p text:style-name="P101">Diese Parameter werden über Lernalgorithmen bestimmt, <text:span text:style-name="T65">welche versuchen diese so gut wie möglich an das Trainingsset anzupassen. Dazu wird eine Metrik benötigt um zu bestimmen wie gut oder schlecht ein Modell an das Trainingsset angepasst ist. Bei Regressionen wird häufig geprüft</text:span><text:change-start text:change-id="ct94742706232112"/><text:span text:style-name="T65"><office:annotation><dc:creator>Unknown Author</dc:creator><dc:date>2018-09-13T11:53:32.339554079</dc:date><text:p text:style-name="P160"><text:span text:style-name="T87">What does that mean?</text:span></text:p></office:annotation></text:span><text:change-end text:change-id="ct94742706232112"/><text:span text:style-name="T65"> wie hoch der durchschnittliche Fehler ausfällt, dies wir als „cost-“ oder „loss function“ bezeichnet. Der Algorithmus versucht die Parameter so anzupassen, dass dieser errechnete Fehler möglichst gering ausfällt. Ist dieser Prozess abgeschlossen ist das trainierte Modell einsatzbereit für Vorhersagen. //Hands on 26</text:span></text:p>
      <text:p text:style-name="P101"/>
      <text:p text:style-name="P15"><text:change text:change-id="ct94742705712064"/><text:s/>Das bedeutet, dass Hyperparameter nicht direkt das Modell verändern sondern lediglich den Algorithmus der das Modell erstellt. Beispielsweise bieten viele Lernalgorithmen Methoden zur Regularisierung<text:change-start text:change-id="ct94742707027136"/><office:annotation><dc:creator>Unknown Author</dc:creator><dc:date>2018-09-13T11:57:01.573788744</dc:date><text:p text:style-name="P160"><text:span text:style-name="T87">Explain this word!</text:span></text:p></office:annotation><text:change-end text:change-id="ct94742707027136"/> an, die <text:span text:style-name="T66">sie</text:span> daran hindern sollen sich zu sehr an das Trainingsset anzupassen. Diese unterscheiden sich jedoch von Modell zu Modell und werden deshalb in den jeweiligen Abschnitten genauer beschrieben.</text:p>
      <text:p text:style-name="P15"/>
      <text:p text:style-name="P102"><text:soft-page-break/>Die hier behandelten Modelle unterscheiden sich teilweise gravierend von einander. Sowohl in der Art wie sie trainiert werden, als auch in ihrem Prozess zu einer Vorhersage zu kommen. Manche Ansätze sind rechenintensiver als andere, weswegen in der Beschreibung der Modelle auch die Rechenkomplexität der Lernalgorithmen und der Vorhersagen besprochen wird.</text:p>
      <text:p text:style-name="P80"/>
      <text:h text:style-name="Heading_20_3" text:outline-level="3"><text:bookmark-start text:name="__RefHeading___Toc1102_77539686"/>Lineare Regression<text:bookmark-end text:name="__RefHeading___Toc1102_77539686"/></text:h>
      <text:p text:style-name="P59">// <text:span text:style-name="T29">Hands on Machine Learning 106</text:span></text:p>
      <text:p text:style-name="P59">// <text:span text:style-name="T29">Data Mining 128 (Linear Models)</text:span></text:p>
      <text:p text:style-name="P60">Die Lineare Regression ist eine der simpelsten <text:span text:style-name="T30">Methoden </text:span>die beim Machine Learning zum Einsatz kommen. <text:span text:style-name="T31">Ziel der Linearen Regression ist es aufgrund von einer Menge an bekannten Variablen eine Funktion zu finden, welche am besten darstellt, wie man von einer oder mehreren unabhängigen Variablen zu einer abhängigen Variable kommt.<text:tab/></text:span></text:p>
      <text:p text:style-name="P60"/>
      <text:p text:style-name="P61">&lt;Formel&gt; y = θ 0 + θ 1 x 1 + θ 2 x 2 + ⋯ + θ n x n &lt;/Formel&gt;</text:p>
      <text:p text:style-name="P61">&lt;ul&gt;Legende für Formel&lt;/ul&gt;</text:p>
      <text:p text:style-name="P61"/>
      <text:p text:style-name="P64">Graphisch dargestellt wird hierbei versucht eine Gerade <text:span text:style-name="T32">so </text:span>durch eine Punktwolke zu legen, <text:span text:style-name="T32">dass der Zusammenhang zwischen n unabhängigen bekannten Variablen und einer abhängigen unbekannten Variable </text:span><text:s/><text:span text:style-name="T32">möglichst präzise dargestellt wird. </text:span></text:p>
      <text:p text:style-name="P64"/>
      <text:p text:style-name="P66">&lt;Graphik&gt;Lineare Regression&lt;/Grafik&gt;</text:p>
      <text:p text:style-name="P64"/>
      <text:p text:style-name="P65">&lt;Formel&gt;Matrizenschreibweise <text:span text:style-name="T33">y = X*(beta, gewichtungen/parameter) + (epsilon, fehler)</text:span>&lt;/Formel&gt;</text:p>
      <text:p text:style-name="P65">&lt;ul&gt;Legende&lt;/ul&gt;</text:p>
      <text:p text:style-name="P65"/>
      <text:p text:style-name="P67">Um diese Gerade zu optimieren wird die Methode der kleinsten Quadrate angewendet. Hierbei w<text:span text:style-name="T33">erden die Residuen (Abweichungen) minimiert. Das heißt, versucht wird die Gewichtungen der einzelnen Features so zu wählen, dass die Residuenquadratsumme möglichst gering wird.</text:span><text:change-start text:change-id="ct94742705196800"/><text:span text:style-name="T33"><office:annotation><dc:creator>Unknown Author</dc:creator><dc:date>2018-09-13T11:55:08.148472290</dc:date><text:p text:style-name="P160"><text:span text:style-name="T87">Formula</text:span></text:p></office:annotation></text:span><text:change-end text:change-id="ct94742705196800"/></text:p>
      <text:p text:style-name="P61"/>
      <text:p text:style-name="P16">Dies zu berechnen kann <text:span text:style-name="T34">je nach Anzahl der gewählten Features und Trainingsexemplare </text:span><text:change text:change-id="ct94742706356688"/>. Die Rechenkomplexität (Computational Complexity) ergibt sich bei der Linearen Regression wie<text:change-start text:change-id="ct94742707029344"/> <text:change-end text:change-id="ct94742707029344"/>folgt: <text:span text:style-name="T34">O (features ^ training samples) #check on that</text:span></text:p>
      <text:p text:style-name="P16"/>
      <text:p text:style-name="P68">Vorteil ist jedoch, dass die Dauer der Berechnung neuer Prognosen linear steigt, sprich O(n).</text:p>
      <text:p text:style-name="P16"/>
      <text:h text:style-name="Heading_20_3" text:outline-level="3"><text:bookmark-start text:name="__RefHeading___Toc1104_77539686"/>Ridge Regression<text:bookmark-end text:name="__RefHeading___Toc1104_77539686"/></text:h>
      <text:p text:style-name="P62">//<text:span text:style-name="T41">Hands on (Training the Model)</text:span></text:p>
      <text:p text:style-name="P17"><text:soft-page-break/>Die Ridge Regression ist <text:change text:change-id="ct94742707650352"/><text:s/>eine Erweiterung der Linearen Regression. Sie zählt zu den regularisierten Modellen, welche eine Überanpassung an die Trainingsdaten verhindern sollen. <text:span text:style-name="T35">Genauer werden bei der Ridge Regression die Gewichtungen der einzelnen Features beschnitten. Dazu wird der Cost-Function ein Regularisierungsterm hinzugefügt. Eine sogennante L2-Regularisierung.</text:span></text:p>
      <text:p text:style-name="P17"/>
      <text:p text:style-name="P69">&lt;Formel&gt;<text:span text:style-name="T36">Ridge Regression Cost Function&lt;/Formel&gt;</text:span></text:p>
      <text:p text:style-name="P70">&lt;ul&gt;Legende&lt;/ul&gt;</text:p>
      <text:p text:style-name="P70"/>
      <text:p text:style-name="P70">Wenn „alpha“ auf 0 gesetzt wird werden die Gewichtungen gar nicht beschnitten und das trainierte Modell ist gleichzusetzen mit einer Linearen Regression. Setzt man hingegen einen hohen Wert für „alpha“ dann nähern sich die Gewichtungen null an und man erhält eine Gerade die lediglich den Durchschnitt der Trainingsdaten ausdrückt.</text:p>
      <text:p text:style-name="P70"/>
      <text:p text:style-name="P70">Die Rechenkomplexität fällt wie bei der herkömmlichen Linearen Regression aus.</text:p>
      <text:p text:style-name="P62"/>
      <text:h text:style-name="Heading_20_3" text:outline-level="3"><text:bookmark-start text:name="__RefHeading___Toc1106_77539686"/>Lasso Regression<text:bookmark-end text:name="__RefHeading___Toc1106_77539686"/></text:h>
      <text:p text:style-name="P78">//<text:span text:style-name="T41">Hands on (Training the Model)</text:span></text:p>
      <text:p text:style-name="P71">Bei der Lasso Regression <text:span text:style-name="T37">zählt wie auch schon die Ridge Regression zu den regularisierten Modellen. Sie funktioniert auch ähnlich. Hierbei wird zur Cost-Function lediglich statt einem L2-Regularisierungterm ein L1-Regularisierungsterm hinzugefügt.</text:span><text:change-start text:change-id="ct94742705864032"/><text:span text:style-name="T37"><office:annotation><dc:creator>Unknown Author</dc:creator><dc:date>2018-09-13T11:58:56.799701390</dc:date><text:p text:style-name="P160"><text:span text:style-name="T87">Is this also a form of linear regression?</text:span></text:p></office:annotation></text:span><text:change-end text:change-id="ct94742705864032"/></text:p>
      <text:p text:style-name="P71"/>
      <text:p text:style-name="P72">&lt;Formel&gt;Lasso Regression Cost Function&lt;/Formel&gt;</text:p>
      <text:p text:style-name="P72">&lt;ul&gt;Legende&lt;/ul&gt;</text:p>
      <text:p text:style-name="P72"/>
      <text:p text:style-name="P18">Interessant ist jedoch, dass die Lasso Regression dazu tendiert <text:span text:style-name="T5">die Gewichtungen von weniger wichtigen Features auf null zu setzten und somit komplett zu eliminieren.</text:span><text:change-start text:change-id="ct94742708561904"/><text:span text:style-name="T5"><office:annotation><dc:creator>Unknown Author</dc:creator><dc:date>2018-09-13T11:58:27.022999500</dc:date><text:p text:style-name="P160"><text:span text:style-name="T87">Why is that?</text:span></text:p></office:annotation></text:span><text:change-end text:change-id="ct94742708561904"/><text:span text:style-name="T5"> Das führt dazu, dass bei der L1-Regularisierung automatisch eine Feature-Selection stattfindet und das </text:span><text:change text:change-id="ct94742708798736"/><text:span text:style-name="T5">. Das heißt, dass es weniger Features hat diese aber signifikantere Gewichtungen aufführen.</text:span></text:p>
      <text:p text:style-name="P18"/>
      <text:p text:style-name="P73">Die Rechenkomplexität fällt wie bei der herkömmlichen Linearen Regression aus.</text:p>
      <text:p text:style-name="P62"/>
      <text:h text:style-name="Heading_20_3" text:outline-level="3"><text:bookmark-start text:name="__RefHeading___Toc1108_77539686"/>Decision Tree Regression<text:bookmark-end text:name="__RefHeading___Toc1108_77539686"/></text:h>
      <text:p text:style-name="P63">// <text:span text:style-name="T38">Hands on 167</text:span></text:p>
      <text:p text:style-name="P86">// <text:span text:style-name="T50">Data Mining</text:span></text:p>
      <text:p text:style-name="P19">Decission Trees sind sehr vielseitige Machine Learning Algorithmen. Man sie für eine Vielzahl von Problemen einsetzen. Da d<text:span text:style-name="T4">a</text:span>s behandelte Problem in dieser Arbeit aber auf einen numerischen Output <text:change text:change-id="ct94742706754192"/>, wird hier nur auf die Regression mit Decision Trees eingegangen.</text:p>
      <text:p text:style-name="P19"><text:soft-page-break/></text:p>
      <text:p text:style-name="P19">Im Prinzip ist ein Decision Tree eine Abfolge von binären Abfragen, quasi ein Regelset<text:change-start text:change-id="ct94742708857008"/><office:annotation><dc:creator>Unknown Author</dc:creator><dc:date>2018-09-13T11:59:55.657485042</dc:date><text:p text:style-name="P160"><text:span text:style-name="T87">Strange conclusion, are all rule sets binary? What kind of tree is used (binary / red black / etc) and why?</text:span></text:p></office:annotation><text:change-end text:change-id="ct94742708857008"/>. Das bedeutet wenn eine bestimmte Bedingung erfüllt wird, dann bewegt man sich im Entscheidungsprozess eine Ebene nach links oder respektive rechts runter.</text:p>
      <text:p text:style-name="P19"/>
      <text:p text:style-name="P19">&lt;Grafik&gt;Simple Decission Tree&lt;/Grafik&gt;</text:p>
      <text:p text:style-name="P19"/>
      <text:p text:style-name="P74">Wenn man den Decision Tree dabei nicht regularisiert, dann tendiert er stark zur Überanpassung ans Trainingsset.<text:change-start text:change-id="ct94742708840080"/><office:annotation><dc:creator>Unknown Author</dc:creator><dc:date>2018-09-13T12:01:45.218750701</dc:date><text:p text:style-name="P160"><text:span text:style-name="T87">Why?</text:span></text:p></office:annotation><text:change-end text:change-id="ct94742708840080"/> Dies wiederum führt dazu, dass die Fehlerrate extrem hoch ist, wenn mit dem trainierten Modell neue Vorhersagen getroffen werden.</text:p>
      <text:p text:style-name="P74"/>
      <text:p text:style-name="P74">&lt;Grafik&gt;Vergleich Restricted vs. Non-Restricted&lt;/Grafik&gt;</text:p>
      <text:p text:style-name="P74"/>
      <text:p text:style-name="P74">In den meisten Fällen beträgt die Rechenkomplexität um einen Decision Tree zu erstellen O(samples * features * log(samples))<text:change-start text:change-id="ct94742708861248"/><office:annotation><dc:creator>Unknown Author</dc:creator><dc:date>2018-09-13T12:01:55.282771164</dc:date><text:p text:style-name="P160"><text:span text:style-name="T87">In most cases? How often is this statement not true?</text:span></text:p></office:annotation><text:change-end text:change-id="ct94742708861248"/>. Der Algorithmus versucht nach Möglichkeit immer einen ausbalancierten Baum zu erstellen, daher beträgt die Rechenkomplexität für eine neu<text:span text:style-name="T39">e Vorhersagen O(log(samples))</text:span><text:change-start text:change-id="ct94742708859840"/><text:span text:style-name="T39"><office:annotation><dc:creator>Unknown Author</dc:creator><dc:date>2018-09-13T12:02:18.755565269</dc:date><text:p text:style-name="P160"><text:span text:style-name="T87">How is this accomplished?</text:span></text:p></office:annotation></text:span><text:change-end text:change-id="ct94742708859840"/></text:p>
      <text:p text:style-name="P63"/>
      <text:h text:style-name="Heading_20_3" text:outline-level="3"><text:bookmark-start text:name="__RefHeading___Toc1110_77539686"/>Random Forest Regression<text:bookmark-end text:name="__RefHeading___Toc1110_77539686"/></text:h>
      <text:p text:style-name="P63">// <text:span text:style-name="T41">Hands on 189</text:span></text:p>
      <text:p text:style-name="P63">// <text:span text:style-name="T50">Data Mining</text:span></text:p>
      <text:p text:style-name="P20">Der Random Forest Regressor gehört zu den E<text:span text:style-name="T45">n</text:span>semble Methoden. Diese haben die Eigenschaft, dass sie nicht aus einem einzelnen Prädiktor bestehen sondern aus mehreren. Soll eine Vorhersage getroffen<text:change-start text:change-id="ct94742708887536"/> <text:span text:style-name="T84">werden</text:span><text:change-end text:change-id="ct94742708887536"/>, dann werden geben alle Prädiktoren eine Vorhersage ab. Der Ensemble Regressor <text:change-start text:change-id="ct94742708868592"/><office:annotation><dc:creator>Unknown Author</dc:creator><dc:date>2018-09-13T12:02:54.970344134</dc:date><text:p text:style-name="P160"><text:span text:style-name="T87">I have read this before but I have no clue whatsoever what it means</text:span></text:p></office:annotation><text:change-end text:change-id="ct94742708868592"/>wählt die Vorhersage mit den meisten Stimmen aus.</text:p>
      <text:p text:style-name="P20"/>
      <text:p text:style-name="P20">Der Random Forest besteht <text:change text:change-id="ct94742708781760"/>aus n Decision Trees, die wie vorhin erklärt sowohl für Klassifizerungen aber auch für Regressionen verwendet werden können. <text:span text:style-name="T40">Dabei erhält jeder Baum des Random Forests ein anderes leicht randomisiertes Trainingsset. Das garantiert eine gewisse</text:span><text:change-start text:change-id="ct94742708885904"/><text:span text:style-name="T40"><office:annotation><dc:creator>Unknown Author</dc:creator><dc:date>2018-09-13T12:03:40.540873562</dc:date><text:p text:style-name="P160"><text:span text:style-name="T87">How „certain“ is this diversity?</text:span></text:p></office:annotation></text:span><text:change-end text:change-id="ct94742708885904"/><text:span text:style-name="T40"> Diversität zwischen den Bäumen und führt wiederum zu einer geringeren Varianz bei weiteren Vorhersagen. Dieser Prozess wird im Machine Learning auch Bagging genannt.</text:span><text:change-start text:change-id="ct94742706754704"/><text:span text:style-name="T40"><office:annotation><dc:creator>Unknown Author</dc:creator><dc:date>2018-09-13T12:04:19.300478523</dc:date><text:p text:style-name="P160"><text:span text:style-name="T87">Randomization?</text:span></text:p></office:annotation></text:span><text:change-end text:change-id="ct94742706754704"/></text:p>
      <text:p text:style-name="P20"/>
      <text:p text:style-name="P75">&lt;Grafik <text:span text:style-name="T42">source=“Hands on“</text:span>&gt;Trainings subsets&lt;/Grafik&gt;</text:p>
      <text:p text:style-name="P76">// <text:span text:style-name="T43">Data Mining Ensemble Chapter</text:span></text:p>
      <text:p text:style-name="P77">&lt;Text&gt;Bagging Advantages&lt;/Text&gt;</text:p>
      <text:p text:style-name="P76"/>
      <text:h text:style-name="Heading_20_2" text:outline-level="2"><text:bookmark-start text:name="__RefHeading___Toc709_984200755"/>Technologien<text:bookmark-end text:name="__RefHeading___Toc709_984200755"/></text:h>
      <text:p text:style-name="P62">// <text:span text:style-name="T49">Wirte this at the end of the thesis // Scipy, Numpy, Sklearn</text:span></text:p>
      <text:h text:style-name="P153" text:outline-level="2"><text:bookmark-start text:name="__RefHeading___Toc429_3143690850"/><text:soft-page-break/>Praktischer Teil<text:bookmark-end text:name="__RefHeading___Toc429_3143690850"/></text:h>
      <text:h text:style-name="P148" text:outline-level="3"><text:bookmark-start text:name="__RefHeading___Toc431_3143690850"/>Methode<text:bookmark-end text:name="__RefHeading___Toc431_3143690850"/></text:h>
      <text:h text:style-name="P154" text:outline-level="4">Umsetzung</text:h>
      <text:h text:style-name="P154" text:outline-level="4">Ergebnis</text:h>
      <text:h text:style-name="P148" text:outline-level="3"><text:bookmark-start text:name="__RefHeading___Toc433_3143690850"/>Vergleich der Ergebnisse<text:bookmark-end text:name="__RefHeading___Toc433_3143690850"/></text:h>
      <text:h text:style-name="P148" text:outline-level="3"><text:bookmark-start text:name="__RefHeading___Toc435_3143690850"/>Analyse<text:bookmark-end text:name="__RefHeading___Toc435_3143690850"/></text:h>
      <text:h text:style-name="P151" text:outline-level="1"><text:bookmark-start text:name="__RefHeading___Toc437_3143690850"/>Schluss<text:bookmark-end text:name="__RefHeading___Toc437_3143690850"/></text:h>
      <text:p text:style-name="P109"><text:bookmark-start text:name="_Toc264537166"/><text:bookmark-start text:name="_Toc264537894"/><text:bookmark-start text:name="_Toc296002806"/><text:bookmark-start text:name="_Toc114210888"/>Literaturverzeichnis<text:bookmark-end text:name="_Toc264537166"/><text:bookmark-end text:name="_Toc264537894"/><text:bookmark-end text:name="_Toc296002806"/><text:bookmark-end text:name="_Toc114210888"/></text:p>
      <text:list xml:id="list3894282706" text:style-name="WWNum45">
        <text:list-item>
          <text:p text:style-name="P155"><text:span text:style-name="T11">H. Balzert, Lehrbuch der Objektmodellierung - Analyse und Entwurf mit der UML 2, <text:s/>2. </text:span>Ausg., Elsevier GmbH, München 2005.</text:p>
        </text:list-item>
        <text:list-item>
          <text:p text:style-name="P155">K. W. Wagner, Performance Excellence. <text:span text:style-name="T11">Der Praxisleitfaden zum effektiven Prozessmanagement, Hanser Fachbuch, München 2007.</text:span></text:p>
        </text:list-item>
        <text:list-item>
          <text:p text:style-name="P156"/>
        </text:list-item>
      </text:list>
      <text:p text:style-name="P109"><text:bookmark-start text:name="_Toc264537167"/><text:bookmark-start text:name="_Toc264537895"/><text:bookmark-start text:name="_Toc296002807"/><text:bookmark-start text:name="_Toc114210889"/>Abbildungsverzeichnis<text:bookmark-end text:name="_Toc264537167"/><text:bookmark-end text:name="_Toc264537895"/><text:bookmark-end text:name="_Toc296002807"/><text:bookmark-end text:name="_Toc114210889"/></text:p>
      <text:p text:style-name="P118"/>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7">Abbildung 1: Beispiel für die Beschriftung eines Buchrückens.<text:tab/>8</text:p>
          <text:p text:style-name="P117"/>
        </text:index-body>
      </text:illustration-index>
      <text:p text:style-name="P55"/>
      <text:p text:style-name="P55"/>
      <text:p text:style-name="P55"/>
      <text:p text:style-name="Anmerkungen">ANMERKUNG: Dieses Abbildungsverzeichnis generiert sich selbst.</text:p>
      <text:p text:style-name="P109"><text:bookmark-start text:name="_Toc264537168"/><text:bookmark-start text:name="_Toc264537896"/><text:bookmark-start text:name="_Toc296002808"/><text:bookmark-start text:name="_Toc114210890"/>Tabellenverzeichnis<text:bookmark-end text:name="_Toc264537168"/><text:bookmark-end text:name="_Toc264537896"/><text:bookmark-end text:name="_Toc296002808"/><text:bookmark-end text:name="_Toc114210890"/></text:p>
      <text:p text:style-name="P118"/>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7">Tabelle 1: Semesterplan der Lehrveranstaltung „Angewandte Mathematik“<text:tab/>8</text:p>
          <text:p text:style-name="P117"/>
        </text:index-body>
      </text:illustration-index>
      <text:p text:style-name="P55"/>
      <text:p text:style-name="P55"/>
      <text:p text:style-name="P55"/>
      <text:p text:style-name="Anmerkungen">ANMERKUNG: Dieses Tabellenverzeichnis generiert sich selbst.</text:p>
      <text:p text:style-name="P53"/>
      <text:p text:style-name="P109"><text:bookmark-start text:name="_Toc264537169"/><text:bookmark-start text:name="_Toc264537897"/><text:bookmark-start text:name="_Toc296002809"/><text:bookmark-start text:name="_Toc114210891"/>Abkürzungsverzeichnis<text:bookmark-end text:name="_Toc264537169"/><text:bookmark-end text:name="_Toc264537897"/><text:bookmark-end text:name="_Toc296002809"/><text:bookmark-end text:name="_Toc114210891"/></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114">WWW</text:p>
          </table:table-cell>
          <table:table-cell table:style-name="Tabelle4.A1" office:value-type="string">
            <text:p text:style-name="P114">World Wide Web</text:p>
          </table:table-cell>
        </table:table-row>
        <table:table-row table:style-name="Tabelle4.1">
          <table:table-cell table:style-name="Tabelle4.A1" office:value-type="string">
            <text:p text:style-name="P114"/>
          </table:table-cell>
          <table:table-cell table:style-name="Tabelle4.A1" office:value-type="string">
            <text:p text:style-name="P114"/>
          </table:table-cell>
        </table:table-row>
        <table:table-row table:style-name="Tabelle4.1">
          <table:table-cell table:style-name="Tabelle4.A1" office:value-type="string">
            <text:p text:style-name="P114"/>
          </table:table-cell>
          <table:table-cell table:style-name="Tabelle4.A1" office:value-type="string">
            <text:p text:style-name="P114"/>
          </table:table-cell>
        </table:table-row>
        <table:table-row table:style-name="Tabelle4.1">
          <table:table-cell table:style-name="Tabelle4.A1" office:value-type="string">
            <text:p text:style-name="P114"/>
          </table:table-cell>
          <table:table-cell table:style-name="Tabelle4.A1" office:value-type="string">
            <text:p text:style-name="P114"/>
          </table:table-cell>
        </table:table-row>
        <table:table-row table:style-name="Tabelle4.1">
          <table:table-cell table:style-name="Tabelle4.A1" office:value-type="string">
            <text:p text:style-name="P114"/>
          </table:table-cell>
          <table:table-cell table:style-name="Tabelle4.A1" office:value-type="string">
            <text:p text:style-name="P114"/>
          </table:table-cell>
        </table:table-row>
        <table:table-row table:style-name="Tabelle4.1">
          <table:table-cell table:style-name="Tabelle4.A1" office:value-type="string">
            <text:p text:style-name="P114"/>
          </table:table-cell>
          <table:table-cell table:style-name="Tabelle4.A1" office:value-type="string">
            <text:p text:style-name="P114"/>
          </table:table-cell>
        </table:table-row>
        <table:table-row table:style-name="Tabelle4.1">
          <table:table-cell table:style-name="Tabelle4.A1" office:value-type="string">
            <text:p text:style-name="P114"/>
          </table:table-cell>
          <table:table-cell table:style-name="Tabelle4.A1" office:value-type="string">
            <text:p text:style-name="P114"/>
          </table:table-cell>
        </table:table-row>
        <table:table-row table:style-name="Tabelle4.1">
          <table:table-cell table:style-name="Tabelle4.A1" office:value-type="string">
            <text:p text:style-name="P114"/>
          </table:table-cell>
          <table:table-cell table:style-name="Tabelle4.A1" office:value-type="string">
            <text:p text:style-name="P114"/>
          </table:table-cell>
        </table:table-row>
      </table:table>
      <text:p text:style-name="Standard"/>
      <text:p text:style-name="Standard"/>
      <text:p text:style-name="P54"/>
      <text:p text:style-name="P54"/>
      <text:p text:style-name="Anmerkungen">ANMERKUNG: Sortieren Sie die Liste mit der Funktion „Tabelle sortieren“.</text:p>
      <text:p text:style-name="Standard"/>
      <text:p text:style-name="P109"><text:bookmark-start text:name="_Toc264537170"/><text:bookmark-start text:name="_Toc264537898"/><text:bookmark-start text:name="_Toc296002810"/><text:bookmark-start text:name="_Toc114210892"/>Anhang A: Überschrift des ersten Anhangs<text:bookmark-end text:name="_Toc264537170"/><text:bookmark-end text:name="_Toc264537898"/><text:bookmark-end text:name="_Toc296002810"/><text:bookmark-end text:name="_Toc114210892"/></text:p>
      <text:p text:style-name="Standard"/>
      <text:p text:style-name="P109"><text:bookmark-start text:name="_Toc264537171"/><text:bookmark-start text:name="_Toc264537899"/><text:bookmark-start text:name="_Toc296002811"/><text:bookmark-start text:name="_Toc114210893"/>Anhang B: Überschrift des zweiten Anhangs<text:bookmark-end text:name="_Toc264537171"/><text:bookmark-end text:name="_Toc264537899"/><text:bookmark-end text:name="_Toc296002811"/><text:bookmark-end text:name="_Toc11421089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175</meta:editing-cycles>
    <meta:print-date>2014-08-14T12:41:00</meta:print-date>
    <meta:creation-date>2016-01-12T13:40:00</meta:creation-date>
    <dc:date>2018-09-13T12:04:24.353148618</dc:date>
    <meta:editing-duration>P19DT13H20M6S</meta:editing-duration>
    <meta:generator>LibreOffice/5.4.6.2$Linux_X86_64 LibreOffice_project/40m0$Build-2</meta:generator>
    <meta:document-statistic meta:table-count="3" meta:image-count="1" meta:object-count="0" meta:page-count="24" meta:paragraph-count="233" meta:word-count="3256" meta:character-count="23307" meta:non-whitespace-character-count="20282"/>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